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560e5" officeooo:paragraph-rsid="000560e5" style:language-asian="ko" style:country-asian="KR"/>
    </style:style>
    <style:style style:name="P2" style:family="paragraph" style:parent-style-name="Standard">
      <style:text-properties officeooo:rsid="000ca0ce" style:language-asian="ko" style:country-asian="KR"/>
    </style:style>
    <style:style style:name="P3" style:family="paragraph" style:parent-style-name="Standard">
      <style:text-properties officeooo:rsid="000ca0ce" officeooo:paragraph-rsid="0074aa00" style:language-asian="ko" style:country-asian="KR"/>
    </style:style>
    <style:style style:name="P4" style:family="paragraph" style:parent-style-name="Standard">
      <style:text-properties officeooo:rsid="000ca0ce" officeooo:paragraph-rsid="00951a64" style:language-asian="ko" style:country-asian="KR"/>
    </style:style>
    <style:style style:name="P5" style:family="paragraph" style:parent-style-name="Standard">
      <style:text-properties officeooo:rsid="000ca0ce" officeooo:paragraph-rsid="00d43d3b" style:language-asian="ko" style:country-asian="KR"/>
    </style:style>
    <style:style style:name="P6" style:family="paragraph" style:parent-style-name="Standard">
      <style:text-properties officeooo:rsid="000ca0ce" officeooo:paragraph-rsid="000e1c45" style:language-asian="ko" style:country-asian="KR"/>
    </style:style>
    <style:style style:name="P7" style:family="paragraph" style:parent-style-name="Standard">
      <style:text-properties officeooo:rsid="000ca0ce" officeooo:paragraph-rsid="00273b13" style:language-asian="ko" style:country-asian="KR"/>
    </style:style>
    <style:style style:name="P8" style:family="paragraph" style:parent-style-name="Standard">
      <style:text-properties officeooo:rsid="000ca0ce" officeooo:paragraph-rsid="004d069e" style:language-asian="ko" style:country-asian="KR"/>
    </style:style>
    <style:style style:name="P9" style:family="paragraph" style:parent-style-name="Standard">
      <style:text-properties officeooo:rsid="000ca0ce" officeooo:paragraph-rsid="005b527e" style:language-asian="ko" style:country-asian="KR"/>
    </style:style>
    <style:style style:name="P10" style:family="paragraph" style:parent-style-name="Standard">
      <style:text-properties officeooo:rsid="000ca0ce" officeooo:paragraph-rsid="007caae2" style:language-asian="ko" style:country-asian="KR"/>
    </style:style>
    <style:style style:name="P11" style:family="paragraph" style:parent-style-name="Standard">
      <style:text-properties officeooo:rsid="000ca0ce" officeooo:paragraph-rsid="0092c40e" style:language-asian="ko" style:country-asian="KR"/>
    </style:style>
    <style:style style:name="P12" style:family="paragraph" style:parent-style-name="Standard">
      <style:text-properties officeooo:rsid="000ca0ce" officeooo:paragraph-rsid="0116f81d" style:language-asian="ko" style:country-asian="KR"/>
    </style:style>
    <style:style style:name="P13" style:family="paragraph" style:parent-style-name="Standard">
      <style:text-properties officeooo:rsid="000ca0ce" officeooo:paragraph-rsid="0138c66c" style:language-asian="ko" style:country-asian="KR"/>
    </style:style>
    <style:style style:name="P14" style:family="paragraph" style:parent-style-name="Standard">
      <style:text-properties officeooo:rsid="000ca0ce" officeooo:paragraph-rsid="018241f2" style:language-asian="ko" style:country-asian="KR"/>
    </style:style>
    <style:style style:name="P15" style:family="paragraph" style:parent-style-name="Standard">
      <style:text-properties officeooo:rsid="000ca0ce" officeooo:paragraph-rsid="018e2219" style:language-asian="ko" style:country-asian="KR"/>
    </style:style>
    <style:style style:name="P16" style:family="paragraph" style:parent-style-name="Standard">
      <style:text-properties officeooo:rsid="000ca0ce" officeooo:paragraph-rsid="019d2193" style:language-asian="ko" style:country-asian="KR"/>
    </style:style>
    <style:style style:name="P17" style:family="paragraph" style:parent-style-name="Standard">
      <style:text-properties officeooo:rsid="000ca0ce" officeooo:paragraph-rsid="000560e5" style:language-asian="ko" style:country-asian="KR"/>
    </style:style>
    <style:style style:name="P18" style:family="paragraph" style:parent-style-name="Standard">
      <style:text-properties officeooo:rsid="000ca0ce" officeooo:paragraph-rsid="01243328" style:language-asian="ko" style:country-asian="KR"/>
    </style:style>
    <style:style style:name="P19" style:family="paragraph" style:parent-style-name="Standard">
      <style:text-properties officeooo:rsid="000ca0ce" officeooo:paragraph-rsid="012b42e2" style:language-asian="ko" style:country-asian="KR"/>
    </style:style>
    <style:style style:name="P20" style:family="paragraph" style:parent-style-name="Standard">
      <style:text-properties officeooo:rsid="000ca0ce" officeooo:paragraph-rsid="014a0c3a" style:language-asian="ko" style:country-asian="KR"/>
    </style:style>
    <style:style style:name="P21" style:family="paragraph" style:parent-style-name="Standard">
      <style:text-properties officeooo:rsid="000ca0ce" officeooo:paragraph-rsid="0176db02" style:language-asian="ko" style:country-asian="KR"/>
    </style:style>
    <style:style style:name="P22" style:family="paragraph" style:parent-style-name="Standard">
      <style:text-properties officeooo:rsid="000ca0ce" officeooo:paragraph-rsid="01844b8e" style:language-asian="ko" style:country-asian="KR"/>
    </style:style>
    <style:style style:name="P23" style:family="paragraph" style:parent-style-name="Standard">
      <style:text-properties officeooo:rsid="000ca0ce" officeooo:paragraph-rsid="01c336aa" style:language-asian="ko" style:country-asian="KR"/>
    </style:style>
    <style:style style:name="P24" style:family="paragraph" style:parent-style-name="Standard">
      <style:text-properties officeooo:rsid="000ca0ce" officeooo:paragraph-rsid="01d28a57" style:language-asian="ko" style:country-asian="KR"/>
    </style:style>
    <style:style style:name="P25" style:family="paragraph" style:parent-style-name="Standard">
      <style:text-properties officeooo:paragraph-rsid="01103de5" style:language-asian="ko" style:country-asian="KR"/>
    </style:style>
    <style:style style:name="P26" style:family="paragraph" style:parent-style-name="Standard">
      <style:text-properties officeooo:rsid="00441cb8" officeooo:paragraph-rsid="00fa7382" style:language-asian="ko" style:country-asian="KR"/>
    </style:style>
    <style:style style:name="P27" style:family="paragraph" style:parent-style-name="Standard">
      <style:text-properties officeooo:rsid="004faa22" officeooo:paragraph-rsid="01003475" style:language-asian="ko" style:country-asian="KR"/>
    </style:style>
    <style:style style:name="P28" style:family="paragraph" style:parent-style-name="Standard">
      <style:text-properties officeooo:paragraph-rsid="0074aa00" style:language-asian="ko" style:country-asian="KR"/>
    </style:style>
    <style:style style:name="P29" style:family="paragraph" style:parent-style-name="Standard">
      <style:text-properties officeooo:rsid="010bfeb0" officeooo:paragraph-rsid="01134d44" style:language-asian="ko" style:country-asian="KR"/>
    </style:style>
    <style:style style:name="P30" style:family="paragraph" style:parent-style-name="Standard">
      <style:text-properties officeooo:paragraph-rsid="0107689a" style:language-asian="ko" style:country-asian="KR"/>
    </style:style>
    <style:style style:name="P31" style:family="paragraph" style:parent-style-name="Standard">
      <style:text-properties officeooo:paragraph-rsid="01ae08e8" style:language-asian="ko" style:country-asian="KR"/>
    </style:style>
    <style:style style:name="P32" style:family="paragraph" style:parent-style-name="Standard">
      <style:text-properties officeooo:rsid="0123e4f9" officeooo:paragraph-rsid="01212d6e" style:language-asian="ko" style:country-asian="KR"/>
    </style:style>
    <style:style style:name="P33" style:family="paragraph" style:parent-style-name="Standard">
      <style:text-properties officeooo:rsid="01d86c70" style:language-asian="ko" style:country-asian="KR"/>
    </style:style>
    <style:style style:name="P34" style:family="paragraph" style:parent-style-name="Standard">
      <style:text-properties officeooo:rsid="01d86c70" officeooo:paragraph-rsid="023570c1" style:language-asian="ko" style:country-asian="KR"/>
    </style:style>
    <style:style style:name="P35" style:family="paragraph" style:parent-style-name="Standard">
      <style:text-properties officeooo:rsid="01d86c70" officeooo:paragraph-rsid="025e11b7" style:language-asian="ko" style:country-asian="KR"/>
    </style:style>
    <style:style style:name="P36" style:family="paragraph" style:parent-style-name="Standard">
      <style:text-properties officeooo:rsid="01d86c70" officeooo:paragraph-rsid="029ffe50" style:language-asian="ko" style:country-asian="KR"/>
    </style:style>
    <style:style style:name="P37" style:family="paragraph" style:parent-style-name="Standard">
      <style:text-properties officeooo:rsid="01d86c70" officeooo:paragraph-rsid="02bd4692" style:language-asian="ko" style:country-asian="KR"/>
    </style:style>
    <style:style style:name="P38" style:family="paragraph" style:parent-style-name="Standard">
      <style:text-properties officeooo:rsid="01d86c70" officeooo:paragraph-rsid="027f30a2" style:language-asian="ko" style:country-asian="KR"/>
    </style:style>
    <style:style style:name="P39" style:family="paragraph" style:parent-style-name="Standard">
      <style:text-properties officeooo:rsid="01d86c70" officeooo:paragraph-rsid="0279d907" style:language-asian="ko" style:country-asian="KR"/>
    </style:style>
    <style:style style:name="P40" style:family="paragraph" style:parent-style-name="Standard">
      <style:text-properties officeooo:rsid="01d86c70" officeooo:paragraph-rsid="027280bd" style:language-asian="ko" style:country-asian="KR"/>
    </style:style>
    <style:style style:name="P41" style:family="paragraph" style:parent-style-name="Standard">
      <style:text-properties officeooo:rsid="01d86c70" officeooo:paragraph-rsid="02667c06" style:language-asian="ko" style:country-asian="KR"/>
    </style:style>
    <style:style style:name="P42" style:family="paragraph" style:parent-style-name="Standard">
      <style:text-properties officeooo:rsid="01d86c70" officeooo:paragraph-rsid="0232a2bf" style:language-asian="ko" style:country-asian="KR"/>
    </style:style>
    <style:style style:name="P43" style:family="paragraph" style:parent-style-name="Standard">
      <style:text-properties officeooo:rsid="01d86c70" officeooo:paragraph-rsid="02202dc2" style:language-asian="ko" style:country-asian="KR"/>
    </style:style>
    <style:style style:name="P44" style:family="paragraph" style:parent-style-name="Standard">
      <style:text-properties officeooo:rsid="01d86c70" officeooo:paragraph-rsid="02103ca1" style:language-asian="ko" style:country-asian="KR"/>
    </style:style>
    <style:style style:name="P45" style:family="paragraph" style:parent-style-name="Standard">
      <style:text-properties officeooo:rsid="01d86c70" officeooo:paragraph-rsid="01e3a2d6" style:language-asian="ko" style:country-asian="KR"/>
    </style:style>
    <style:style style:name="P46" style:family="paragraph" style:parent-style-name="Standard">
      <style:text-properties officeooo:rsid="01d86c70" officeooo:paragraph-rsid="02f79213" style:language-asian="ko" style:country-asian="KR"/>
    </style:style>
    <style:style style:name="P47" style:family="paragraph" style:parent-style-name="Standard">
      <style:text-properties officeooo:rsid="01d86c70" officeooo:paragraph-rsid="033a3620" style:language-asian="ko" style:country-asian="KR"/>
    </style:style>
    <style:style style:name="P48" style:family="paragraph" style:parent-style-name="Standard">
      <style:text-properties officeooo:rsid="01d86c70" officeooo:paragraph-rsid="0362f0f6" style:language-asian="ko" style:country-asian="KR"/>
    </style:style>
    <style:style style:name="P49" style:family="paragraph" style:parent-style-name="Standard">
      <style:text-properties officeooo:rsid="01d86c70" officeooo:paragraph-rsid="037bf26e" style:language-asian="ko" style:country-asian="KR"/>
    </style:style>
    <style:style style:name="P50" style:family="paragraph" style:parent-style-name="Standard">
      <style:text-properties officeooo:rsid="01d86c70" officeooo:paragraph-rsid="0356ad38" style:language-asian="ko" style:country-asian="KR"/>
    </style:style>
    <style:style style:name="P51" style:family="paragraph" style:parent-style-name="Standard">
      <style:text-properties officeooo:rsid="01d86c70" officeooo:paragraph-rsid="0345e15b" style:language-asian="ko" style:country-asian="KR"/>
    </style:style>
    <style:style style:name="P52" style:family="paragraph" style:parent-style-name="Standard">
      <style:text-properties officeooo:rsid="01d86c70" officeooo:paragraph-rsid="034366e3" style:language-asian="ko" style:country-asian="KR"/>
    </style:style>
    <style:style style:name="P53" style:family="paragraph" style:parent-style-name="Standard">
      <style:text-properties officeooo:rsid="01d86c70" officeooo:paragraph-rsid="033fee00" style:language-asian="ko" style:country-asian="KR"/>
    </style:style>
    <style:style style:name="P54" style:family="paragraph" style:parent-style-name="Standard">
      <style:text-properties officeooo:rsid="01d86c70" officeooo:paragraph-rsid="033ee0d2" style:language-asian="ko" style:country-asian="KR"/>
    </style:style>
    <style:style style:name="P55" style:family="paragraph" style:parent-style-name="Standard">
      <style:text-properties officeooo:rsid="01d86c70" officeooo:paragraph-rsid="0307df2e" style:language-asian="ko" style:country-asian="KR"/>
    </style:style>
    <style:style style:name="P56" style:family="paragraph" style:parent-style-name="Standard">
      <style:text-properties officeooo:rsid="01d86c70" officeooo:paragraph-rsid="02ff1eb4" style:language-asian="ko" style:country-asian="KR"/>
    </style:style>
    <style:style style:name="P57" style:family="paragraph" style:parent-style-name="Standard">
      <style:text-properties officeooo:rsid="011f5fb1" officeooo:paragraph-rsid="01ae08e8" style:language-asian="ko" style:country-asian="KR"/>
    </style:style>
    <style:style style:name="P58" style:family="paragraph" style:parent-style-name="Standard">
      <style:text-properties officeooo:rsid="0154de11" officeooo:paragraph-rsid="0116f81d" style:language-asian="ko" style:country-asian="KR"/>
    </style:style>
    <style:style style:name="P59" style:family="paragraph" style:parent-style-name="Standard">
      <style:text-properties officeooo:paragraph-rsid="0016c17e"/>
    </style:style>
    <style:style style:name="P60" style:family="paragraph" style:parent-style-name="Standard">
      <style:text-properties officeooo:paragraph-rsid="01103de5"/>
    </style:style>
    <style:style style:name="P61" style:family="paragraph" style:parent-style-name="Standard">
      <style:text-properties officeooo:paragraph-rsid="01119bc8"/>
    </style:style>
    <style:style style:name="P62" style:family="paragraph" style:parent-style-name="Standard">
      <style:text-properties officeooo:paragraph-rsid="011253e3"/>
    </style:style>
    <style:style style:name="P63" style:family="paragraph" style:parent-style-name="Standard">
      <style:text-properties officeooo:paragraph-rsid="01134d44"/>
    </style:style>
    <style:style style:name="P64" style:family="paragraph" style:parent-style-name="Standard">
      <style:text-properties officeooo:paragraph-rsid="01ae08e8"/>
    </style:style>
    <style:style style:name="P65" style:family="paragraph" style:parent-style-name="Standard">
      <style:text-properties officeooo:paragraph-rsid="01af6718"/>
    </style:style>
    <style:style style:name="P66" style:family="paragraph" style:parent-style-name="Standard">
      <style:text-properties officeooo:paragraph-rsid="01afa1d0"/>
    </style:style>
    <style:style style:name="P67" style:family="paragraph" style:parent-style-name="Standard">
      <style:text-properties officeooo:paragraph-rsid="020e25b3"/>
    </style:style>
    <style:style style:name="P68" style:family="paragraph" style:parent-style-name="Standard">
      <style:text-properties officeooo:paragraph-rsid="02b34d6e"/>
    </style:style>
    <style:style style:name="P69" style:family="paragraph" style:parent-style-name="Standard">
      <style:text-properties officeooo:paragraph-rsid="02eeea0d"/>
    </style:style>
    <style:style style:name="P70" style:family="paragraph" style:parent-style-name="Standard">
      <style:text-properties officeooo:paragraph-rsid="033ee0d2"/>
    </style:style>
    <style:style style:name="P71" style:family="paragraph" style:parent-style-name="Standard">
      <style:text-properties officeooo:paragraph-rsid="037cd0ae"/>
    </style:style>
    <style:style style:name="P72" style:family="paragraph" style:parent-style-name="Standard">
      <style:text-properties officeooo:paragraph-rsid="0398f9a6"/>
    </style:style>
    <style:style style:name="P73" style:family="paragraph" style:parent-style-name="Standard">
      <style:text-properties officeooo:paragraph-rsid="0399991d"/>
    </style:style>
    <style:style style:name="P74" style:family="paragraph" style:parent-style-name="Standard">
      <style:text-properties officeooo:rsid="01d86c70" officeooo:paragraph-rsid="038af9fe" style:language-asian="ko" style:country-asian="KR"/>
    </style:style>
    <style:style style:name="T1" style:family="text">
      <style:text-properties style:language-asian="ko" style:country-asian="KR"/>
    </style:style>
    <style:style style:name="T2" style:family="text">
      <style:text-properties officeooo:rsid="000ca0ce" style:language-asian="ko" style:country-asian="KR"/>
    </style:style>
    <style:style style:name="T3" style:family="text">
      <style:text-properties officeooo:rsid="0046fd17" style:language-asian="ko" style:country-asian="KR"/>
    </style:style>
    <style:style style:name="T4" style:family="text">
      <style:text-properties officeooo:rsid="005a56c3" style:language-asian="ko" style:country-asian="KR"/>
    </style:style>
    <style:style style:name="T5" style:family="text">
      <style:text-properties officeooo:rsid="000e1c45" style:language-asian="ko" style:country-asian="KR"/>
    </style:style>
    <style:style style:name="T6" style:family="text">
      <style:text-properties officeooo:rsid="005fb3da" style:language-asian="ko" style:country-asian="KR"/>
    </style:style>
    <style:style style:name="T7" style:family="text">
      <style:text-properties officeooo:rsid="002d8892" style:language-asian="ko" style:country-asian="KR"/>
    </style:style>
    <style:style style:name="T8" style:family="text">
      <style:text-properties officeooo:rsid="00302500" style:language-asian="ko" style:country-asian="KR"/>
    </style:style>
    <style:style style:name="T9" style:family="text">
      <style:text-properties officeooo:rsid="0034bcc3" style:language-asian="ko" style:country-asian="KR"/>
    </style:style>
    <style:style style:name="T10" style:family="text">
      <style:text-properties officeooo:rsid="0036662e" style:language-asian="ko" style:country-asian="KR"/>
    </style:style>
    <style:style style:name="T11" style:family="text">
      <style:text-properties officeooo:rsid="00397a1f" style:language-asian="ko" style:country-asian="KR"/>
    </style:style>
    <style:style style:name="T12" style:family="text">
      <style:text-properties officeooo:rsid="003a4b34" style:language-asian="ko" style:country-asian="KR"/>
    </style:style>
    <style:style style:name="T13" style:family="text">
      <style:text-properties officeooo:rsid="003b795d" style:language-asian="ko" style:country-asian="KR"/>
    </style:style>
    <style:style style:name="T14" style:family="text">
      <style:text-properties officeooo:rsid="003cd126" style:language-asian="ko" style:country-asian="KR"/>
    </style:style>
    <style:style style:name="T15" style:family="text">
      <style:text-properties officeooo:rsid="00441cb8" style:language-asian="ko" style:country-asian="KR"/>
    </style:style>
    <style:style style:name="T16" style:family="text">
      <style:text-properties officeooo:rsid="0044292a" style:language-asian="ko" style:country-asian="KR"/>
    </style:style>
    <style:style style:name="T17" style:family="text">
      <style:text-properties officeooo:rsid="0049a89b" style:language-asian="ko" style:country-asian="KR"/>
    </style:style>
    <style:style style:name="T18" style:family="text">
      <style:text-properties officeooo:rsid="0049e921" style:language-asian="ko" style:country-asian="KR"/>
    </style:style>
    <style:style style:name="T19" style:family="text">
      <style:text-properties officeooo:rsid="004d069e" style:language-asian="ko" style:country-asian="KR"/>
    </style:style>
    <style:style style:name="T20" style:family="text">
      <style:text-properties officeooo:rsid="004f08cb" style:language-asian="ko" style:country-asian="KR"/>
    </style:style>
    <style:style style:name="T21" style:family="text">
      <style:text-properties officeooo:rsid="004faa22" style:language-asian="ko" style:country-asian="KR"/>
    </style:style>
    <style:style style:name="T22" style:family="text">
      <style:text-properties officeooo:rsid="007caae2" style:language-asian="ko" style:country-asian="KR"/>
    </style:style>
    <style:style style:name="T23" style:family="text">
      <style:text-properties officeooo:rsid="008fae19" style:language-asian="ko" style:country-asian="KR"/>
    </style:style>
    <style:style style:name="T24" style:family="text">
      <style:text-properties officeooo:rsid="0095f9df" style:language-asian="ko" style:country-asian="KR"/>
    </style:style>
    <style:style style:name="T25" style:family="text">
      <style:text-properties officeooo:rsid="00a0eba3" style:language-asian="ko" style:country-asian="KR"/>
    </style:style>
    <style:style style:name="T26" style:family="text">
      <style:text-properties officeooo:rsid="00a0bd69" style:language-asian="ko" style:country-asian="KR"/>
    </style:style>
    <style:style style:name="T27" style:family="text">
      <style:text-properties officeooo:rsid="009eabf3" style:language-asian="ko" style:country-asian="KR"/>
    </style:style>
    <style:style style:name="T28" style:family="text">
      <style:text-properties officeooo:rsid="00999900" style:language-asian="ko" style:country-asian="KR"/>
    </style:style>
    <style:style style:name="T29" style:family="text">
      <style:text-properties officeooo:rsid="00985a3a" style:language-asian="ko" style:country-asian="KR"/>
    </style:style>
    <style:style style:name="T30" style:family="text">
      <style:text-properties officeooo:rsid="00ef21cd" style:language-asian="ko" style:country-asian="KR"/>
    </style:style>
    <style:style style:name="T31" style:family="text">
      <style:text-properties officeooo:rsid="00efc422" style:language-asian="ko" style:country-asian="KR"/>
    </style:style>
    <style:style style:name="T32" style:family="text">
      <style:text-properties officeooo:rsid="00f3187e" style:language-asian="ko" style:country-asian="KR"/>
    </style:style>
    <style:style style:name="T33" style:family="text">
      <style:text-properties officeooo:rsid="005b527e" style:language-asian="ko" style:country-asian="KR"/>
    </style:style>
    <style:style style:name="T34" style:family="text">
      <style:text-properties officeooo:rsid="01003475" style:language-asian="ko" style:country-asian="KR"/>
    </style:style>
    <style:style style:name="T35" style:family="text">
      <style:text-properties officeooo:rsid="005e2d1c" style:language-asian="ko" style:country-asian="KR"/>
    </style:style>
    <style:style style:name="T36" style:family="text">
      <style:text-properties officeooo:rsid="007573eb" style:language-asian="ko" style:country-asian="KR"/>
    </style:style>
    <style:style style:name="T37" style:family="text">
      <style:text-properties officeooo:rsid="0074aa00" style:language-asian="ko" style:country-asian="KR"/>
    </style:style>
    <style:style style:name="T38" style:family="text">
      <style:text-properties officeooo:rsid="007ddc07" style:language-asian="ko" style:country-asian="KR"/>
    </style:style>
    <style:style style:name="T39" style:family="text">
      <style:text-properties officeooo:rsid="008764a5" style:language-asian="ko" style:country-asian="KR"/>
    </style:style>
    <style:style style:name="T40" style:family="text">
      <style:text-properties officeooo:rsid="00884f20" style:language-asian="ko" style:country-asian="KR"/>
    </style:style>
    <style:style style:name="T41" style:family="text">
      <style:text-properties officeooo:rsid="008bfe3f" style:language-asian="ko" style:country-asian="KR"/>
    </style:style>
    <style:style style:name="T42" style:family="text">
      <style:text-properties officeooo:rsid="008db82c" style:language-asian="ko" style:country-asian="KR"/>
    </style:style>
    <style:style style:name="T43" style:family="text">
      <style:text-properties officeooo:rsid="008eef59" style:language-asian="ko" style:country-asian="KR"/>
    </style:style>
    <style:style style:name="T44" style:family="text">
      <style:text-properties officeooo:rsid="00d742db" style:language-asian="ko" style:country-asian="KR"/>
    </style:style>
    <style:style style:name="T45" style:family="text">
      <style:text-properties officeooo:rsid="00d99ec4" style:language-asian="ko" style:country-asian="KR"/>
    </style:style>
    <style:style style:name="T46" style:family="text">
      <style:text-properties officeooo:rsid="00d990a8" style:language-asian="ko" style:country-asian="KR"/>
    </style:style>
    <style:style style:name="T47" style:family="text">
      <style:text-properties officeooo:rsid="00dbb1fb" style:language-asian="ko" style:country-asian="KR"/>
    </style:style>
    <style:style style:name="T48" style:family="text">
      <style:text-properties officeooo:rsid="00e189e8" style:language-asian="ko" style:country-asian="KR"/>
    </style:style>
    <style:style style:name="T49" style:family="text">
      <style:text-properties officeooo:rsid="00e1dbbd" style:language-asian="ko" style:country-asian="KR"/>
    </style:style>
    <style:style style:name="T50" style:family="text">
      <style:text-properties officeooo:rsid="00e56807" style:language-asian="ko" style:country-asian="KR"/>
    </style:style>
    <style:style style:name="T51" style:family="text">
      <style:text-properties officeooo:rsid="00e57159" style:language-asian="ko" style:country-asian="KR"/>
    </style:style>
    <style:style style:name="T52" style:family="text">
      <style:text-properties officeooo:rsid="00ed3d52" style:language-asian="ko" style:country-asian="KR"/>
    </style:style>
    <style:style style:name="T53" style:family="text">
      <style:text-properties officeooo:rsid="010bfeb0" style:language-asian="ko" style:country-asian="KR"/>
    </style:style>
    <style:style style:name="T54" style:family="text">
      <style:text-properties officeooo:rsid="010d8710" style:language-asian="ko" style:country-asian="KR"/>
    </style:style>
    <style:style style:name="T55" style:family="text">
      <style:text-properties officeooo:rsid="01103de5" style:language-asian="ko" style:country-asian="KR"/>
    </style:style>
    <style:style style:name="T56" style:family="text">
      <style:text-properties officeooo:rsid="011b842c" style:language-asian="ko" style:country-asian="KR"/>
    </style:style>
    <style:style style:name="T57" style:family="text">
      <style:text-properties officeooo:rsid="0125293a" style:language-asian="ko" style:country-asian="KR"/>
    </style:style>
    <style:style style:name="T58" style:family="text">
      <style:text-properties officeooo:rsid="01243328" style:language-asian="ko" style:country-asian="KR"/>
    </style:style>
    <style:style style:name="T59" style:family="text">
      <style:text-properties officeooo:rsid="012fea1d" style:language-asian="ko" style:country-asian="KR"/>
    </style:style>
    <style:style style:name="T60" style:family="text">
      <style:text-properties officeooo:rsid="01315c4e" style:language-asian="ko" style:country-asian="KR"/>
    </style:style>
    <style:style style:name="T61" style:family="text">
      <style:text-properties officeooo:rsid="013193f3" style:language-asian="ko" style:country-asian="KR"/>
    </style:style>
    <style:style style:name="T62" style:family="text">
      <style:text-properties officeooo:rsid="0132806d" style:language-asian="ko" style:country-asian="KR"/>
    </style:style>
    <style:style style:name="T63" style:family="text">
      <style:text-properties officeooo:rsid="01346f8f" style:language-asian="ko" style:country-asian="KR"/>
    </style:style>
    <style:style style:name="T64" style:family="text">
      <style:text-properties officeooo:rsid="0119c5b9" style:language-asian="ko" style:country-asian="KR"/>
    </style:style>
    <style:style style:name="T65" style:family="text">
      <style:text-properties officeooo:rsid="011e2eb6" style:language-asian="ko" style:country-asian="KR"/>
    </style:style>
    <style:style style:name="T66" style:family="text">
      <style:text-properties officeooo:rsid="011f5fb1" style:language-asian="ko" style:country-asian="KR"/>
    </style:style>
    <style:style style:name="T67" style:family="text">
      <style:text-properties officeooo:rsid="0123d480" style:language-asian="ko" style:country-asian="KR"/>
    </style:style>
    <style:style style:name="T68" style:family="text">
      <style:text-properties officeooo:rsid="012b42e2" style:language-asian="ko" style:country-asian="KR"/>
    </style:style>
    <style:style style:name="T69" style:family="text">
      <style:text-properties officeooo:rsid="012e8aab" style:language-asian="ko" style:country-asian="KR"/>
    </style:style>
    <style:style style:name="T70" style:family="text">
      <style:text-properties officeooo:rsid="013042f9" style:language-asian="ko" style:country-asian="KR"/>
    </style:style>
    <style:style style:name="T71" style:family="text">
      <style:text-properties officeooo:rsid="01556c51" style:language-asian="ko" style:country-asian="KR"/>
    </style:style>
    <style:style style:name="T72" style:family="text">
      <style:text-properties officeooo:rsid="0140e752" style:language-asian="ko" style:country-asian="KR"/>
    </style:style>
    <style:style style:name="T73" style:family="text">
      <style:text-properties officeooo:rsid="01485c3e" style:language-asian="ko" style:country-asian="KR"/>
    </style:style>
    <style:style style:name="T74" style:family="text">
      <style:text-properties officeooo:rsid="014349d4" style:language-asian="ko" style:country-asian="KR"/>
    </style:style>
    <style:style style:name="T75" style:family="text">
      <style:text-properties officeooo:rsid="0145dbf9" style:language-asian="ko" style:country-asian="KR"/>
    </style:style>
    <style:style style:name="T76" style:family="text">
      <style:text-properties officeooo:rsid="0161fdbf" style:language-asian="ko" style:country-asian="KR"/>
    </style:style>
    <style:style style:name="T77" style:family="text">
      <style:text-properties officeooo:rsid="017a1960" style:language-asian="ko" style:country-asian="KR"/>
    </style:style>
    <style:style style:name="T78" style:family="text">
      <style:text-properties officeooo:rsid="01519de3" style:language-asian="ko" style:country-asian="KR"/>
    </style:style>
    <style:style style:name="T79" style:family="text">
      <style:text-properties officeooo:rsid="016150b4" style:language-asian="ko" style:country-asian="KR"/>
    </style:style>
    <style:style style:name="T80" style:family="text">
      <style:text-properties officeooo:rsid="016aef73" style:language-asian="ko" style:country-asian="KR"/>
    </style:style>
    <style:style style:name="T81" style:family="text">
      <style:text-properties officeooo:rsid="016be485" style:language-asian="ko" style:country-asian="KR"/>
    </style:style>
    <style:style style:name="T82" style:family="text">
      <style:text-properties officeooo:rsid="01748bb2" style:language-asian="ko" style:country-asian="KR"/>
    </style:style>
    <style:style style:name="T83" style:family="text">
      <style:text-properties officeooo:rsid="01783599" style:language-asian="ko" style:country-asian="KR"/>
    </style:style>
    <style:style style:name="T84" style:family="text">
      <style:text-properties officeooo:rsid="018a9d34" style:language-asian="ko" style:country-asian="KR"/>
    </style:style>
    <style:style style:name="T85" style:family="text">
      <style:text-properties officeooo:rsid="018d7c6d" style:language-asian="ko" style:country-asian="KR"/>
    </style:style>
    <style:style style:name="T86" style:family="text">
      <style:text-properties officeooo:rsid="018d9f44" style:language-asian="ko" style:country-asian="KR"/>
    </style:style>
    <style:style style:name="T87" style:family="text">
      <style:text-properties officeooo:rsid="01906b06" style:language-asian="ko" style:country-asian="KR"/>
    </style:style>
    <style:style style:name="T88" style:family="text">
      <style:text-properties officeooo:rsid="01ae08e8" style:language-asian="ko" style:country-asian="KR"/>
    </style:style>
    <style:style style:name="T89" style:family="text">
      <style:text-properties officeooo:rsid="01bb0e26" style:language-asian="ko" style:country-asian="KR"/>
    </style:style>
    <style:style style:name="T90" style:family="text">
      <style:text-properties officeooo:rsid="01d9da80" style:language-asian="ko" style:country-asian="KR"/>
    </style:style>
    <style:style style:name="T91" style:family="text">
      <style:text-properties officeooo:rsid="01d588b7" style:language-asian="ko" style:country-asian="KR"/>
    </style:style>
    <style:style style:name="T92" style:family="text">
      <style:text-properties officeooo:rsid="01ed8b91" style:language-asian="ko" style:country-asian="KR"/>
    </style:style>
    <style:style style:name="T93" style:family="text">
      <style:text-properties officeooo:rsid="01c7da8f" style:language-asian="ko" style:country-asian="KR"/>
    </style:style>
    <style:style style:name="T94" style:family="text">
      <style:text-properties officeooo:rsid="01c60808" style:language-asian="ko" style:country-asian="KR"/>
    </style:style>
    <style:style style:name="T95" style:family="text">
      <style:text-properties officeooo:rsid="01f4e2b6" style:language-asian="ko" style:country-asian="KR"/>
    </style:style>
    <style:style style:name="T96" style:family="text">
      <style:text-properties officeooo:rsid="01c5ecc3" style:language-asian="ko" style:country-asian="KR"/>
    </style:style>
    <style:style style:name="T97" style:family="text">
      <style:text-properties officeooo:rsid="01c336aa" style:language-asian="ko" style:country-asian="KR"/>
    </style:style>
    <style:style style:name="T98" style:family="text">
      <style:text-properties officeooo:rsid="01c5e1c4" style:language-asian="ko" style:country-asian="KR"/>
    </style:style>
    <style:style style:name="T99" style:family="text">
      <style:text-properties officeooo:rsid="01c2425c" style:language-asian="ko" style:country-asian="KR"/>
    </style:style>
    <style:style style:name="T100" style:family="text">
      <style:text-properties officeooo:rsid="01f9d6f2" style:language-asian="ko" style:country-asian="KR"/>
    </style:style>
    <style:style style:name="T101" style:family="text">
      <style:text-properties officeooo:rsid="01faa1f4" style:language-asian="ko" style:country-asian="KR"/>
    </style:style>
    <style:style style:name="T102" style:family="text">
      <style:text-properties officeooo:rsid="01c13a5c" style:language-asian="ko" style:country-asian="KR"/>
    </style:style>
    <style:style style:name="T103" style:family="text">
      <style:text-properties officeooo:rsid="020e25b3" style:language-asian="ko" style:country-asian="KR"/>
    </style:style>
    <style:style style:name="T104" style:family="text">
      <style:text-properties officeooo:rsid="02202dc2" style:language-asian="ko" style:country-asian="KR"/>
    </style:style>
    <style:style style:name="T105" style:family="text">
      <style:text-properties officeooo:rsid="022142a3" style:language-asian="ko" style:country-asian="KR"/>
    </style:style>
    <style:style style:name="T106" style:family="text">
      <style:text-properties officeooo:rsid="022fc879" style:language-asian="ko" style:country-asian="KR"/>
    </style:style>
    <style:style style:name="T107" style:family="text">
      <style:text-properties officeooo:rsid="02348fd4" style:language-asian="ko" style:country-asian="KR"/>
    </style:style>
    <style:style style:name="T108" style:family="text">
      <style:text-properties officeooo:rsid="02431ba6" style:language-asian="ko" style:country-asian="KR"/>
    </style:style>
    <style:style style:name="T109" style:family="text">
      <style:text-properties officeooo:rsid="023fdd39" style:language-asian="ko" style:country-asian="KR"/>
    </style:style>
    <style:style style:name="T110" style:family="text">
      <style:text-properties officeooo:rsid="024c01b4" style:language-asian="ko" style:country-asian="KR"/>
    </style:style>
    <style:style style:name="T111" style:family="text">
      <style:text-properties officeooo:rsid="02b666d2" style:language-asian="ko" style:country-asian="KR"/>
    </style:style>
    <style:style style:name="T112" style:family="text">
      <style:text-properties officeooo:rsid="01e3a2d6" style:language-asian="ko" style:country-asian="KR"/>
    </style:style>
    <style:style style:name="T113" style:family="text">
      <style:text-properties officeooo:rsid="01eb93e7" style:language-asian="ko" style:country-asian="KR"/>
    </style:style>
    <style:style style:name="T114" style:family="text">
      <style:text-properties officeooo:rsid="01ebed76" style:language-asian="ko" style:country-asian="KR"/>
    </style:style>
    <style:style style:name="T115" style:family="text">
      <style:text-properties officeooo:rsid="0210157b" style:language-asian="ko" style:country-asian="KR"/>
    </style:style>
    <style:style style:name="T116" style:family="text">
      <style:text-properties officeooo:rsid="02103ca1" style:language-asian="ko" style:country-asian="KR"/>
    </style:style>
    <style:style style:name="T117" style:family="text">
      <style:text-properties officeooo:rsid="0211dce6" style:language-asian="ko" style:country-asian="KR"/>
    </style:style>
    <style:style style:name="T118" style:family="text">
      <style:text-properties officeooo:rsid="02146e24" style:language-asian="ko" style:country-asian="KR"/>
    </style:style>
    <style:style style:name="T119" style:family="text">
      <style:text-properties officeooo:rsid="0215c972" style:language-asian="ko" style:country-asian="KR"/>
    </style:style>
    <style:style style:name="T120" style:family="text">
      <style:text-properties officeooo:rsid="0216d449" style:language-asian="ko" style:country-asian="KR"/>
    </style:style>
    <style:style style:name="T121" style:family="text">
      <style:text-properties officeooo:rsid="021bdb62" style:language-asian="ko" style:country-asian="KR"/>
    </style:style>
    <style:style style:name="T122" style:family="text">
      <style:text-properties officeooo:rsid="0232a2bf" style:language-asian="ko" style:country-asian="KR"/>
    </style:style>
    <style:style style:name="T123" style:family="text">
      <style:text-properties officeooo:rsid="02373f02" style:language-asian="ko" style:country-asian="KR"/>
    </style:style>
    <style:style style:name="T124" style:family="text">
      <style:text-properties officeooo:rsid="02389f4c" style:language-asian="ko" style:country-asian="KR"/>
    </style:style>
    <style:style style:name="T125" style:family="text">
      <style:text-properties officeooo:rsid="024359c1" style:language-asian="ko" style:country-asian="KR"/>
    </style:style>
    <style:style style:name="T126" style:family="text">
      <style:text-properties officeooo:rsid="0245d34d" style:language-asian="ko" style:country-asian="KR"/>
    </style:style>
    <style:style style:name="T127" style:family="text">
      <style:text-properties officeooo:rsid="0246b499" style:language-asian="ko" style:country-asian="KR"/>
    </style:style>
    <style:style style:name="T128" style:family="text">
      <style:text-properties officeooo:rsid="0247b399" style:language-asian="ko" style:country-asian="KR"/>
    </style:style>
    <style:style style:name="T129" style:family="text">
      <style:text-properties officeooo:rsid="024b6c6d" style:language-asian="ko" style:country-asian="KR"/>
    </style:style>
    <style:style style:name="T130" style:family="text">
      <style:text-properties officeooo:rsid="024be9cc" style:language-asian="ko" style:country-asian="KR"/>
    </style:style>
    <style:style style:name="T131" style:family="text">
      <style:text-properties officeooo:rsid="02573dcd" style:language-asian="ko" style:country-asian="KR"/>
    </style:style>
    <style:style style:name="T132" style:family="text">
      <style:text-properties officeooo:rsid="0258691b" style:language-asian="ko" style:country-asian="KR"/>
    </style:style>
    <style:style style:name="T133" style:family="text">
      <style:text-properties officeooo:rsid="025b11a0" style:language-asian="ko" style:country-asian="KR"/>
    </style:style>
    <style:style style:name="T134" style:family="text">
      <style:text-properties officeooo:rsid="027f5201" style:language-asian="ko" style:country-asian="KR"/>
    </style:style>
    <style:style style:name="T135" style:family="text">
      <style:text-properties officeooo:rsid="028774bf" style:language-asian="ko" style:country-asian="KR"/>
    </style:style>
    <style:style style:name="T136" style:family="text">
      <style:text-properties officeooo:rsid="028ae258" style:language-asian="ko" style:country-asian="KR"/>
    </style:style>
    <style:style style:name="T137" style:family="text">
      <style:text-properties officeooo:rsid="02943f19" style:language-asian="ko" style:country-asian="KR"/>
    </style:style>
    <style:style style:name="T138" style:family="text">
      <style:text-properties officeooo:rsid="0297a6fe" style:language-asian="ko" style:country-asian="KR"/>
    </style:style>
    <style:style style:name="T139" style:family="text">
      <style:text-properties officeooo:rsid="02a074dd" style:language-asian="ko" style:country-asian="KR"/>
    </style:style>
    <style:style style:name="T140" style:family="text">
      <style:text-properties officeooo:rsid="02a7b936" style:language-asian="ko" style:country-asian="KR"/>
    </style:style>
    <style:style style:name="T141" style:family="text">
      <style:text-properties officeooo:rsid="02a9b2f0" style:language-asian="ko" style:country-asian="KR"/>
    </style:style>
    <style:style style:name="T142" style:family="text">
      <style:text-properties officeooo:rsid="02ed3c1e" style:language-asian="ko" style:country-asian="KR"/>
    </style:style>
    <style:style style:name="T143" style:family="text">
      <style:text-properties officeooo:rsid="02eeea0d" style:language-asian="ko" style:country-asian="KR"/>
    </style:style>
    <style:style style:name="T144" style:family="text">
      <style:text-properties officeooo:rsid="02fd5b5a" style:language-asian="ko" style:country-asian="KR"/>
    </style:style>
    <style:style style:name="T145" style:family="text">
      <style:text-properties officeooo:rsid="02fc56d8" style:language-asian="ko" style:country-asian="KR"/>
    </style:style>
    <style:style style:name="T146" style:family="text">
      <style:text-properties officeooo:rsid="0307af01" style:language-asian="ko" style:country-asian="KR"/>
    </style:style>
    <style:style style:name="T147" style:family="text">
      <style:text-properties officeooo:rsid="03199a3d" style:language-asian="ko" style:country-asian="KR"/>
    </style:style>
    <style:style style:name="T148" style:family="text">
      <style:text-properties officeooo:rsid="031f4e28" style:language-asian="ko" style:country-asian="KR"/>
    </style:style>
    <style:style style:name="T149" style:family="text">
      <style:text-properties officeooo:rsid="033d23f8" style:language-asian="ko" style:country-asian="KR"/>
    </style:style>
    <style:style style:name="T150" style:family="text">
      <style:text-properties officeooo:rsid="02aedd6e" style:language-asian="ko" style:country-asian="KR"/>
    </style:style>
    <style:style style:name="T151" style:family="text">
      <style:text-properties officeooo:rsid="02b6d57e" style:language-asian="ko" style:country-asian="KR"/>
    </style:style>
    <style:style style:name="T152" style:family="text">
      <style:text-properties officeooo:rsid="02c9d5b5" style:language-asian="ko" style:country-asian="KR"/>
    </style:style>
    <style:style style:name="T153" style:family="text">
      <style:text-properties officeooo:rsid="02d0f490" style:language-asian="ko" style:country-asian="KR"/>
    </style:style>
    <style:style style:name="T154" style:family="text">
      <style:text-properties officeooo:rsid="02f39ed5" style:language-asian="ko" style:country-asian="KR"/>
    </style:style>
    <style:style style:name="T155" style:family="text">
      <style:text-properties officeooo:rsid="02fbeabd" style:language-asian="ko" style:country-asian="KR"/>
    </style:style>
    <style:style style:name="T156" style:family="text">
      <style:text-properties officeooo:rsid="03072ef1" style:language-asian="ko" style:country-asian="KR"/>
    </style:style>
    <style:style style:name="T157" style:family="text">
      <style:text-properties officeooo:rsid="030bc9f6" style:language-asian="ko" style:country-asian="KR"/>
    </style:style>
    <style:style style:name="T158" style:family="text">
      <style:text-properties officeooo:rsid="0316b7a4" style:language-asian="ko" style:country-asian="KR"/>
    </style:style>
    <style:style style:name="T159" style:family="text">
      <style:text-properties officeooo:rsid="031b3d0b" style:language-asian="ko" style:country-asian="KR"/>
    </style:style>
    <style:style style:name="T160" style:family="text">
      <style:text-properties officeooo:rsid="031c251d" style:language-asian="ko" style:country-asian="KR"/>
    </style:style>
    <style:style style:name="T161" style:family="text">
      <style:text-properties officeooo:rsid="03213cdf" style:language-asian="ko" style:country-asian="KR"/>
    </style:style>
    <style:style style:name="T162" style:family="text">
      <style:text-properties officeooo:rsid="03260b57" style:language-asian="ko" style:country-asian="KR"/>
    </style:style>
    <style:style style:name="T163" style:family="text">
      <style:text-properties officeooo:rsid="033665c4" style:language-asian="ko" style:country-asian="KR"/>
    </style:style>
    <style:style style:name="T164" style:family="text">
      <style:text-properties officeooo:rsid="033e3193" style:language-asian="ko" style:country-asian="KR"/>
    </style:style>
    <style:style style:name="T165" style:family="text">
      <style:text-properties officeooo:rsid="033ee0d2" style:language-asian="ko" style:country-asian="KR"/>
    </style:style>
    <style:style style:name="T166" style:family="text">
      <style:text-properties officeooo:rsid="034366e3" style:language-asian="ko" style:country-asian="KR"/>
    </style:style>
    <style:style style:name="T167" style:family="text">
      <style:text-properties officeooo:rsid="034b0c0b" style:language-asian="ko" style:country-asian="KR"/>
    </style:style>
    <style:style style:name="T168" style:family="text">
      <style:text-properties officeooo:rsid="034bf74a" style:language-asian="ko" style:country-asian="KR"/>
    </style:style>
    <style:style style:name="T169" style:family="text">
      <style:text-properties officeooo:rsid="03660240" style:language-asian="ko" style:country-asian="KR"/>
    </style:style>
    <style:style style:name="T170" style:family="text">
      <style:text-properties officeooo:rsid="0369a289" style:language-asian="ko" style:country-asian="KR"/>
    </style:style>
    <style:style style:name="T171" style:family="text">
      <style:text-properties officeooo:rsid="03721e77" style:language-asian="ko" style:country-asian="KR"/>
    </style:style>
    <style:style style:name="T172" style:family="text">
      <style:text-properties officeooo:rsid="0373d4f6" style:language-asian="ko" style:country-asian="KR"/>
    </style:style>
    <style:style style:name="T173" style:family="text">
      <style:text-properties officeooo:rsid="03745831" style:language-asian="ko" style:country-asian="KR"/>
    </style:style>
    <style:style style:name="T174" style:family="text">
      <style:text-properties officeooo:rsid="0375ea4e" style:language-asian="ko" style:country-asian="KR"/>
    </style:style>
    <style:style style:name="T175" style:family="text">
      <style:text-properties officeooo:rsid="0377d09f" style:language-asian="ko" style:country-asian="KR"/>
    </style:style>
    <style:style style:name="T176" style:family="text">
      <style:text-properties officeooo:rsid="037cd0ae" style:language-asian="ko" style:country-asian="KR"/>
    </style:style>
    <style:style style:name="T177" style:family="text">
      <style:text-properties officeooo:rsid="037e7e51" style:language-asian="ko" style:country-asian="KR"/>
    </style:style>
    <style:style style:name="T178" style:family="text">
      <style:text-properties officeooo:rsid="0398f9a6" style:language-asian="ko" style:country-asian="KR"/>
    </style:style>
    <style:style style:name="T179" style:family="text">
      <style:text-properties officeooo:rsid="0380aee2" style:language-asian="ko" style:country-asian="KR"/>
    </style:style>
    <style:style style:name="T180" style:family="text">
      <style:text-properties officeooo:rsid="0399991d" style:language-asian="ko" style:country-asian="KR"/>
    </style:style>
    <style:style style:name="T181" style:family="text">
      <style:text-properties officeooo:rsid="010bfeb0"/>
    </style:style>
    <style:style style:name="T182" style:family="text">
      <style:text-properties officeooo:rsid="000ca0ce"/>
    </style:style>
    <style:style style:name="T183" style:family="text">
      <style:text-properties officeooo:rsid="012691b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HAPTER FOUR </text:p>
      <text:p text:style-name="Standard">Strategic Guidelines for an Anti-Tech Movement </text:p>
      <text:p text:style-name="P1">반기술 운동을 위한 전략적 가이드라인</text:p>
      <text:p text:style-name="P1"/>
      <text:p text:style-name="P60"><text:span text:style-name="T1">&lt;</text:span><text:span text:style-name="T53">p&gt;</text:span><text:span text:style-name="T1">힘은 최후의 결정권자이다. 활발한 개입이 핵심이다. 마지막까지 용기와 자제력을 유지하는 측이 승리한다. 이것은 사회의 모든 힘들이 그들에게 반대하는 것처럼 보이는 상황에서, 새로운 역사를 쓰는 집단들의 특징이다. </text:span>– <text:span text:style-name="T1">필립 셀즈닉</text:span><text:span text:style-name="T32">(Philip Selznick)</text:span><text:span text:style-name="T1">&lt;</text:span><text:span text:style-name="T2">sup&gt;1&lt;/sup&gt;&lt;/</text:span><text:span text:style-name="T53">p&gt;</text:span></text:p>
      <text:p text:style-name="P17"/>
      <text:p text:style-name="P60"><text:span text:style-name="T1">&lt;</text:span><text:span text:style-name="T53">p&gt;</text:span>1. <text:span text:style-name="T5">사전에 반기술 운동</text:span><text:span text:style-name="T54">(Anti-Tech Movement)</text:span><text:span text:style-name="T5">이 승리하는 방법을 찾는 것은 불가능하다. 반기술 운동은 기술 체제를 붕괴시킬 기회가 오기를 기다려야한다. 그 기회의 특성상 그것이 언제 올지 예측하는 것은 불가능하다. 따라서 반기술 운동은 그러한 기회들을 성공적으로 악용하기 위해 준비하고 있어야한다.</text:span><text:span text:style-name="T2">&lt;/</text:span><text:span text:style-name="T53">p&gt;</text:span></text:p>
      <text:p text:style-name="P6"/>
      <text:p text:style-name="P60"><text:span text:style-name="T1">&lt;</text:span><text:span text:style-name="T53">p&gt;</text:span><text:span text:style-name="T1">첫째, 반기술 운동은 스스로의 내부적 역량을 강화시켜야 한다. 이 운동은 기술 체제의 제거에 깊이 헌신하는 개인들로 이루어진 강하고 응집력 있는 조직을 만들어야 한다. 숫자는 부차적인 문제이다. 수준높은 구성원들로 이루어진 수적으로 작은 조직이, 대부분 </text:span><text:span text:style-name="T6">수준낮은 구성원들로 이루어진</text:span><text:span text:style-name="T1"> 거대 조직보다 훨씬 더 효과적이다. 그 조직은 사회 운동의 역학을 이해해서, 기회가 왔을 때 기회를 알아차리고 악용할 방법을 알고 있어야 한다.</text:span><text:span text:style-name="T2">&lt;/</text:span><text:span text:style-name="T53">p&gt;</text:span></text:p>
      <text:p text:style-name="P59"/>
      <text:p text:style-name="P25">&lt;<text:span text:style-name="T181">p&gt;</text:span>둘째, 반기술 운동은 사회환경에 대한 힘을 가져야 한다. 운동은 그 스스로의 이념, 활력, 효과성을 통해 알려져야 한다. 사람들이 이 운동을 두려워하고 미워할수록 좋다. 하지만 모든 저항 운동들 중에서 가장 순수하고 가장 비타협적인 혁명운동이라는 평가를 받아야 한다. 그렇게해야 심각한 위기가 닥쳐 사람들이 현존 사회 형태에 대한 일체의 존중과 자신감을 잃고 절망에 빠졌을 때, 많은 사람들이 이 운동을 찾을 것이다.<text:span text:style-name="T182">&lt;/</text:span><text:span text:style-name="T181">p&gt;</text:span></text:p>
      <text:p text:style-name="P2"/>
      <text:p text:style-name="P25">&lt;<text:span text:style-name="T181">p&gt;</text:span>셋째, 체제에 대한 존중과 자신감 상실을 유발하기 위해, 운동은 기술 체제에 대한 사람들의 믿음을 비하해야 한다. 이것은 아마도 운동이 수행해야할 작업 중 가장 쉬울 것이다. 이 작업의 많은 부분들이 운동 측에서 굳이 노력하지 않아도 이루어질 것이기 때문이다. 무엇보다도, 체제는 스스로의 실패로 인해 자신감을 잃게될 것이다. 또한, 실망한 지식인들, 특히 환경 문제를 걱정하는 지식인들의 말과 글들은 현존 사회 질서에 대한 사람들의 자신감을 무너뜨릴 것이며, 이미 그렇게 하고 있다. 이 지식인들 중 극소수만이 잠재적 혁명가들이다. 따라서 반기술 운동은 이들을 직접적으로 지지해서는 안된다. 하지만 운동은 체제의 실패가 만연하고 불가역적이라는 점을 강조하고, 시간이 날때마다 체제가 약하게 보이도록 만들어 현존 사회 질서의 자신감 붕괴를 가속시킬 수 있다.<text:span text:style-name="T182">&lt;/</text:span><text:span text:style-name="T181">p&gt;</text:span></text:p>
      <text:p text:style-name="P7"/>
      <text:p text:style-name="P25">&lt;<text:span text:style-name="T181">p&gt;</text:span>이 장에서 우리는 앞서 대략적으로 언급한 주제들을 구체적으로 채워넣을 것이다.<text:span text:style-name="T182">&lt;/</text:span><text:span text:style-name="T181">p&gt;</text:span></text:p>
      <text:p text:style-name="P2"/>
      <text:p text:style-name="P60"><text:span text:style-name="T1">&lt;</text:span><text:span text:style-name="T53">p&gt;</text:span>2. <text:span text:style-name="T7">혁명이 실제로 일어나기 한참 앞서 혁명을 미리 계획할 수 있는 경우는 거의 없다. </text:span><text:span text:style-name="T1">이는 특정 역사적 사건들은 일반적으로, 예측불가능하다는 원칙이다. 어빙 호로위츠</text:span><text:span text:style-name="T8">(Irving Horowitz)는 혁명들이 사전 계획 없이 발생하거나, 심지어 사전 계획을 아예 위반하며 발생한다는 점을 정확히 관측했다. </text:span><text:span text:style-name="T1">그리고 허버트 매튜</text:span><text:span text:style-name="T9">(Herbert Matthews)는“근대의 모든 혁명가들 중, 오직 히틀러만이 혁명을 계획대로 성공시켰다.”라고 적었다. </text:span><text:span text:style-name="T1">혁명가들은 시행착오를 겪다가 </text:span><text:span text:style-name="T10">(주로 예상하지 못한) 기회를 붙잡아가며 전진해야 한다. </text:span><text:span text:style-name="T1">레닌은 이렇게 적었다: “우리는 앞을 더듬어가며 나아가야 한다… 거대한 혁명을 어떻게 완수할지 미리 아는 것은 불가능하다.” </text:span><text:span text:style-name="T11">1917년 1월, 레닌은 자신의 생전에는 러시아에서 혁명이 일어나지 않을 것이라고 믿었다.&lt;sup&gt;10&lt;/sup&gt; </text:span><text:span text:style-name="T12">그가 1917년 2월 상트페테르부르크 봉기로 인해 나타난 예상치 못한 기회를 알아보고 악용할 능력이 있었기에 볼셰비키는 러시아의 지배자가 될 수 있었다.&lt;sup&gt;11&lt;/sup&gt;</text:span><text:span text:style-name="T2">&lt;/</text:span><text:span text:style-name="T53">p&gt;</text:span></text:p>
      <text:p text:style-name="Standard"/>
      <text:p text:style-name="P61"><text:span text:style-name="T2">&lt;</text:span><text:span text:style-name="T53">p&gt;</text:span>3. <text:span text:style-name="T13">그러나, 중대한 기회는 지금으로부터 한참 있어야 올 수도 있다. 혁명 운동은 그 기회가 올 때까지 기다려야 할 수도 있다.&lt;sup&gt;12&lt;/sup&gt; </text:span><text:span text:style-name="T14">그렇다고 해서 운동이 마음놓고 쉬어도 괜찮다는 것은 아니다. </text:span><text:span text:style-name="T1">정 반대로, 기회를 기다리는 동안 운동은 열심히 일해야 한다. 스스로의 힘을 키워 기회가 왔을 때 기회를 온전히 사용할 수 있도록 해야할 뿐만 아니라, 비활동적인 운동은 죽어 사라지거나 비관주의자 모임으로 퇴화할 것이기 때문이다. 운동 구성원들에게 그들이 몰두할 목적성 있는 작업들을 주지 않으면, 대부분은 흥미를 잃고 떠날 것이다.&lt;</text:span><text:span text:style-name="T15">sup&gt;13&lt;/sup&gt;</text:span><text:span text:style-name="T2">&lt;/</text:span><text:span text:style-name="T53">p&gt;</text:span></text:p>
      <text:p text:style-name="P26"><text:soft-page-break/></text:p>
      <text:p text:style-name="P61"><text:span text:style-name="T2">&lt;</text:span><text:span text:style-name="T53">p&gt;</text:span><text:span text:style-name="T16">운동이 계속 활동해야만 하는 또다른 이유는, 혁명가들이 그저 기회를 수동적으로 기다리는 것만으로는 불충분하기 때문이다. </text:span><text:span text:style-name="T1">혁명가들 스스로가 기회를 부분적으로 만들어야할 수도 있다. 아마 현존 사회 질서의 심각한 실패는 부분적으로 혁명가들과는 무관하게 발생할 것이다. 하지만 그러한 실패가 체제를 날려버릴만큼 충분한 기회를 가져올지의 여부는 혁명가들이 앞서 해왔던 활동에 달려있을 수도 있다. 예를들어, 러시아 차르 정권의 약점은 혁명가들이 만든 것이 아니었다. 오직 러시아가 제</text:span><text:span text:style-name="T3">1차세계대전에서 패배한 덕분에 혁명을 일으킬 수 있었다. 그리고 아마 혁명가들의 활동이 패배에 부분적으로 기여했을 것이다.</text:span>“<text:span text:style-name="T1">교전국들 중 어느 국가도 러시아만큼 후방에서 효율적인 전쟁 수행을 방해하는 극심한 정치적 갈등을 겪지 않았”기 때문이다.&lt;</text:span><text:span text:style-name="T3">sup&gt;14&lt;/sup&gt; </text:span><text:span text:style-name="T17">그 후, 상트페테르부르크에서의 자생적으로 발생한 예기치 못한 노동자 봉기는 볼셰비키에게 큰 기회를 주었다. 만약 볼셰비키가 미리 노동자들에게 마르크스주의 이념을 주입&lt;</text:span><text:span text:style-name="T18">sup&gt;15&lt;/sup&gt;하고, 그들에게 이론과 이상을 제공해 봉기에 목적을 주고, 조직해서, 효율적으로 만들지 않았더라면, 그 봉기는 조직적이지 못하고 비효율적인 일시적 불만 폭발에 불과했을 것이다.</text:span><text:span text:style-name="T2">&lt;/</text:span><text:span text:style-name="T53">p&gt;</text:span></text:p>
      <text:p text:style-name="P2"/>
      <text:p text:style-name="P60"><text:span text:style-name="T2">&lt;</text:span><text:span text:style-name="T53">p&gt;</text:span>4. <text:span text:style-name="T19">위의 2번 문단으로부터, 혁명 운동은 예상하지 못한 사태에 성공적으로 대응하기 위해 준비해야 한다는 결론을 낼 수 있다. </text:span><text:span text:style-name="T1">유의미한 기간에 걸친 계획을 세울 때, 수정할 수 없거나 폐기할 수 없는 계획을 세워서는 안된다. 다시 말하자면, 운동은 유연해야한다.</text:span><text:span text:style-name="T2">&lt;/</text:span><text:span text:style-name="T53">p&gt;</text:span></text:p>
      <text:p text:style-name="P8"/>
      <text:p text:style-name="P60"><text:span text:style-name="T2">&lt;</text:span><text:span text:style-name="T53">p&gt;</text:span><text:span text:style-name="T1">군사전략가들은 옛날부터 유연</text:span><text:span text:style-name="T55">함</text:span><text:span text:style-name="T1">의 중요성을 알고 있었다.&lt;</text:span><text:span text:style-name="T20">sup&gt;16&lt;/sup&gt; 레닌은 혁명 작업은 “전략적 유연성”이 필요하다고 말했다.&lt;</text:span><text:span text:style-name="T21">sup&gt;17&lt;/sup&gt; 그리고 트로츠키는 볼셰비키의 힘이 “최고의 유연함과 혁명을 향한 굳건한 단결”으로부터 나온다고 말했다.&lt;sup&gt;18&lt;/sup&gt; 마오쩌둥은 이렇게 적었다:</text:span><text:span text:style-name="T2">&lt;/</text:span><text:span text:style-name="T53">p&gt;</text:span></text:p>
      <text:p text:style-name="P27"/>
      <text:p text:style-name="P62"><text:span text:style-name="T2">&lt;</text:span><text:span text:style-name="T53">p&gt;</text:span><text:span text:style-name="T1">사회 변혁의 과정에서... 혁명가의 기존 생각, 이론, 계획이 변경없이 실현되는 경우는 거의 없다… 실행 과정에서 예상하지 못한 상황이 발생하기 때문에, 생각, 이론, 계획은 보통 부분적으로 수정되거나, 가끔씩 통째로 수정되기도 한다. 말하자면, 생각, 이론, 계획이 현실과 부분적으로, 또는 전체적으로 어긋나는 경우가 생긴다. 많은 경우에, 오류를 수정하고... 예상한 결과를 실제로 얻기 전에… 많은 실패를 겪어야 한다. &lt;</text:span><text:span text:style-name="T34">br&gt;</text:span>… <text:span text:style-name="T1">진정한 혁명 지도자들은 오류가 발견됐을 때 그들의 생각, 이론, 계획을 수정하는데 뛰어나야할 뿐만 아니라… 새로운 혁명 작업과 계획들이 새로운 상황에 일치하도록 해야한다.&lt;</text:span><text:span text:style-name="T4">sup&gt;19&lt;/sup&gt;</text:span><text:span text:style-name="T2">&lt;/</text:span><text:span text:style-name="T53">p&gt;</text:span></text:p>
      <text:p text:style-name="Standard"/>
      <text:p text:style-name="P63"><text:span text:style-name="T2">&lt;</text:span><text:span text:style-name="T53">p&gt;</text:span><text:span text:style-name="T33">이것이 바로 유연성의 중요함이다.</text:span><text:span text:style-name="T2">&lt;/</text:span><text:span text:style-name="T53">p&gt;</text:span></text:p>
      <text:p text:style-name="P9"/>
      <text:p text:style-name="P63"><text:span text:style-name="T2">&lt;</text:span><text:span text:style-name="T53">p&gt;</text:span>5. <text:span text:style-name="T1">제</text:span><text:span text:style-name="T35">3장에서 말했듯이, 오늘날 혁명 운동의 단 하나의 궁극적 목표는 전세계 기술 체제의 완전한 붕괴여야 한다.&lt;sup&gt;20&lt;/sup&gt; </text:span><text:span text:style-name="T1">이 저자의 동료들 중 한명은 기술 체제가 붕괴했을 때 모두에게 심각한 물리적 위협과 고통이 따를 것이며, 따라서 그러한 붕괴를 목표로 삼는 운동에 세계 인구 절대다수가 저항할 것이므로 아무것도 이룰 수 없을 것이라고 말했다.</text:span><text:span text:style-name="T2">&lt;/</text:span><text:span text:style-name="T53">p&gt;</text:span></text:p>
      <text:p text:style-name="P28"/>
      <text:p text:style-name="P63"><text:span text:style-name="T2">&lt;</text:span><text:span text:style-name="T53">p&gt;</text:span><text:span text:style-name="T1">물론, 체제를 붕괴시킬지 결정하는 국민 투표를 오늘 연다면, 당연히 산업국가 거주자들은, 최소 </text:span><text:span text:style-name="T36">90%는</text:span><text:span text:style-name="T1"> “아니오”</text:span><text:span text:style-name="T37">에 투표할 것이다. </text:span><text:span text:style-name="T1">설령 위기 상황에서 사람들이 체제에 대한 모든 존중과 모든 자신감을 잃었다 하더라도, 비록 이전보다 훨씬 작겠지만, 여전히 대다수는 완전한 붕괴에 반대할 것이다. 하지만 이것이 혁명을 심각하게 방해할 것이라는 주장은 우리가 “민주적 오류”라고 부르는 오류에 기반해있다: 사람들이 어느쪽을 더 많이 지지하는지가 민주적 선거 결과를 결정하듯, 사회적 투쟁의 결과도 사람들이 어느쪽을 더 많이 지지하는지가 결정하리라는 발상이다. 실제로는, 사회적 투쟁의 결과는 숫자에 의해 결정되는게 아니라 사회 운동의 역학에 의해 결정된다.</text:span><text:span text:style-name="T2">&lt;/</text:span><text:span text:style-name="T53">p&gt;</text:span></text:p>
      <text:p text:style-name="P3"/>
      <text:p text:style-name="P63"><text:span text:style-name="T2">&lt;</text:span><text:span text:style-name="T53">p&gt;</text:span>6. <text:span text:style-name="T1">진정한 혁명가들, 운동의 핵심을 구성하는 깊이 헌신적인 지도자들은, 어떠한 고통이나 위험도 감수할 각오, 심지어 그들의 대의를 위해 복무하다가 죽을 각오까지 해야한다. 초기 기독교의 순교자들, 알 카에다, 탈레반, 이슬람 자살폭탄 테러리스트들, 러시아 혁명의 암살자들을 생각하면 된다. 사회혁명당 당원 칼리야예프</text:span><text:span text:style-name="T22">(Kalyaev)가 1905년 러시아 대공을 암살하고 나서, 대공의 아내가 감옥에 갇혀있는 그를 </text:span><text:span text:style-name="T23">찾아와</text:span><text:span text:style-name="T22"> 말했다:</text:span><text:span text:style-name="T2">&lt;/</text:span><text:span text:style-name="T53">p&gt;</text:span></text:p>
      <text:p text:style-name="P29"/>
      <text:p text:style-name="P63"><text:span text:style-name="T2">&lt;</text:span><text:span text:style-name="T53">p&gt;</text:span>“<text:span text:style-name="T1">뉘우치세요</text:span>…<text:span text:style-name="T1"> 그러면 당신을 살려달라고 청원할게요.”</text:span><text:span text:style-name="T2">&lt;/</text:span><text:span text:style-name="T53">p&gt;</text:span></text:p>
      <text:p text:style-name="P30"><text:soft-page-break/></text:p>
      <text:p text:style-name="P63"><text:span text:style-name="T2">&lt;</text:span><text:span text:style-name="T53">p&gt;</text:span><text:span text:style-name="T1">칼리야예프는 대답했다: “천만에! 나는 뉘우치지 않을 것이오. 나는 내 행동으로 인해 죽어야만 하며, 실제로 죽을 것이오… 대의에게 있어, 나의 죽음은 대공의 죽음보다 가치있을 것이오.”&lt;</text:span><text:span text:style-name="T38">sup&gt;21&lt;/sup&gt;</text:span><text:span text:style-name="T2">&lt;/</text:span><text:span text:style-name="T53">p&gt;</text:span></text:p>
      <text:p text:style-name="P10"/>
      <text:p text:style-name="P63"><text:span text:style-name="T2">&lt;</text:span><text:span text:style-name="T53">p&gt;</text:span><text:span text:style-name="T1">이 후 </text:span><text:span text:style-name="T39">1918년, 페니 카플란(Fanny Kaplan)이 레닌에게 총 두발을 쐈을 때, 분명히 그녀는 자신이 죽을 것을 알고 있었을 것이다.&lt;sup&gt;22&lt;/sup&gt; </text:span><text:span text:style-name="T40">비슷하게, 프랑스 혁명 당시 샤를로트 코르데(Charlotte Corday)가 장폴 마라</text:span><text:span text:style-name="T41">(Jean-Paul Marat)를 암살했을 때, 그녀는 자신이 단두대형에 처해질 것을 알고 있었을 것이다.&lt;sup&gt;23&lt;/sup&gt; </text:span><text:span text:style-name="T42">극단적 아일랜드 민족주의자들이 1916년 4월 반란을 일으켰을 때 분명 그들이 심각한 위험에 처하리라는 것을 알고 있었을 것이다. </text:span><text:span text:style-name="T1">그리고 그들 중 극소수는 의도적으로 순교를 자처하였다. 그들 중 대부분은 이후 사형당할 때 “유언으로… 그들의 죽음이 일종의 승리라는 자신감을 표했다.”&lt;</text:span><text:span text:style-name="T43">sup&gt;24&lt;/sup&gt;</text:span><text:span text:style-name="T2">&lt;/</text:span><text:span text:style-name="T53">p&gt;</text:span></text:p>
      <text:p text:style-name="P2"/>
      <text:p text:style-name="P63"><text:span text:style-name="T2">&lt;</text:span><text:span text:style-name="T53">p&gt;</text:span>7. <text:span text:style-name="T1">하지만 극소수의 핵심 혁명가들만 그들이 생각하기에 중요한 목표를 위해 고통과 최악의 위험을 감수하는 것은 아니다. 수많은 평범한 사람들도 그들의 사회가 심각하게 붕괴되거나, 그들이 중시하는 가치가 심각하게 위협당하거나, 그들에게 숭고해 보이는 목표에 고무되었을 때, 믿기힘든 용기를 보이고 영웅이 된다.</text:span><text:span text:style-name="T2">&lt;/</text:span><text:span text:style-name="T53">p&gt;</text:span></text:p>
      <text:p text:style-name="P11"/>
      <text:p text:style-name="P63"><text:span text:style-name="T2">&lt;</text:span><text:span text:style-name="T53">p&gt;</text:span>“<text:span text:style-name="T1">고통에 의미와 목적이 있다고 느낄 때, 인간은 고통을 초인적으로 견뎌낼 수 있다.”는 점은 잘 알려져있다.&lt;</text:span><text:span text:style-name="T24">sup&gt;25&lt;/sup&gt; </text:span><text:span text:style-name="T29">이 주장은 프랑스 혁명, 러시아 혁명 같은 역사적인 혁명 뿐만 아니라, 다른 상황에서도 증명되었다. </text:span><text:span text:style-name="T1">예를들어 제</text:span><text:span text:style-name="T28">2차세계대전, 러시아인들은 독일군 침략자들의 살인, 파괴, 야만한 잔혹행위에 맞서 싸우고자하는 의지를 절대 잃지 않았다.&lt;sup&gt;26&lt;/sup&gt; </text:span><text:span text:style-name="T1">연합군은 독일의 많은 도시들을 잿더미로 만들고 어떤 경우에는 단 한번의 작전으로 수만명을 죽인 끔찍한 폭격작전을 펼쳤음에도 불구하고, 독일 시민들의 사기는 절대 꺾이지 않았다.&lt;</text:span><text:span text:style-name="T27">sup&gt;27&lt;/sup&gt; </text:span><text:span text:style-name="T1">유럽에서 폭격을 비롯한 임무를 수행하던 연합군 항공기 승무원들은 끔찍한 사망률을 겪었다. 예를들어, 제</text:span><text:span text:style-name="T26">2차세계대전 당시 </text:span><text:span text:style-name="T1">독일령 폴란드에서 임무를 수행하던 미국인 조종사들은 </text:span><text:span text:style-name="T26">4명 중 3명 꼴로 전사했다.&lt;sup&gt;28&lt;/sup&gt; </text:span><text:span text:style-name="T25">그럼에도 불구하고 생존자들은 계속해서 임무를 수행했다. </text:span><text:span text:style-name="T1">한편으로는, 지상에서 많은 보병들이 같은 위험과 훨씬 힘든 물리적 고통을 겪었지만, 그들은 계속해서 싸웠다.&lt;</text:span><text:span text:style-name="T25">sup&gt;29&lt;/sup&gt;</text:span><text:span text:style-name="T2">&lt;/</text:span><text:span text:style-name="T53">p&gt;</text:span></text:p>
      <text:p text:style-name="P4"/>
      <text:p text:style-name="P62"><text:span text:style-name="T2">&lt;</text:span><text:span text:style-name="T53">p&gt;</text:span><text:span text:style-name="T44">위 문단에서 언급한 민간인들은 고통과 위험을 자발적으로 선택하지 않았다. </text:span><text:span text:style-name="T1">그들의 통제를 벗어난 상황이 그들에게 강요한 끔찍한 환경에서, 그들은 그저 제 역할을 훌륭하게 수행하므로써 용기를 보여주었다. 물론 군인들 중 일부는 자진입대했을 것이다. 하지만 이들 중 대부분은 그들이 무슨 일을 겪게 될지 몰랐을 것이다. 제</text:span><text:span text:style-name="T45">2차세계대전에 가장 많은 훈장을 받은 미군 병사, </text:span><text:span text:style-name="T1">오디 머피</text:span><text:span text:style-name="T46">(Audie Murphy)가 바로 그 사례다. 그는 입대할 때 전쟁에 대해 전혀 아는 바가 없었다.&lt;</text:span><text:span text:style-name="T45">sup&gt;30&lt;/sup&gt; </text:span><text:span text:style-name="T47">또한 극소수의 핵심 혁명가들 뿐만 아니라, 그저그런 평범한 대다수의 사람들이 위기 상황에서, 무슨 일이 벌어질지 알면서도 대의를 위해, 또는 그들의 의무라고 믿는 일을 위해 자발적으로 극단적인 위험에 뛰어든 사례들은 많다. </text:span><text:span text:style-name="T48">1922년, 아일랜드 독립전쟁이 충분히 진행되어 그 전쟁이 얼마나 참혹한지 분명해졌을 때에도 불구하고, 자원입대자들이 넘쳐났다. “열정적인 젊은 전사들은 그들의 선배들을 모방하고 싶어 안달했다.”&lt;sup&gt;31&lt;/sup&gt; </text:span><text:span text:style-name="T1">제</text:span><text:span text:style-name="T49">2차세계대전 당시 </text:span><text:span text:style-name="T1">프랑스와 폴란드의 레지스탕스 역시 자원입대자들이 넘쳐났다. 레지스탕스 활동에는 아일랜드들이 겪었든 죽음의 위협 뿐만 아니라, 잔혹한 고문의 위협도 있었다. 샤를 드 골</text:span><text:span text:style-name="T50">(Charles de Gaulle)의 대변인이었던 프랑스 레지스탕스, 장 물랭</text:span><text:span text:style-name="T51">(Jean Moulin)은 게슈타포에게 붙잡혀 죽을 때까지 고문당했지만&lt;</text:span><text:span text:style-name="T52">sup&gt;32&lt;/sup&gt;, 그는 어떠한 정보도 언급하지 않았다.&lt;sup&gt;33&lt;/sup&gt; </text:span>“<text:span text:style-name="T30">1941년 자유 프랑스는 임무를 위해 스카마로니(Scamaroni) 대위를 코르시카에 파견했다… 불행하게도, 우리의 용맹한 사절은 이탈리아인들의 수중에 넘어갔으며… 끔찍하게 고문당했지만, 그는 죽을 때까지 비밀을 지켰다.”&lt;</text:span><text:span text:style-name="T31">sup&gt;34&lt;/sup&gt;</text:span><text:span text:style-name="T2">&lt;/</text:span><text:span text:style-name="T53">p&gt;</text:span></text:p>
      <text:p text:style-name="P5"/>
      <text:p text:style-name="P64"><text:span text:style-name="T1">&lt;</text:span><text:span text:style-name="T53">p&gt;</text:span><text:span text:style-name="T1">심지어 대의가 자신에게 아무런 이익이 되지 않는 상황에서도, 어떤 사람들은 죽음, 심지어 죽음보다 나쁜 것조차 감수한다. 수천명의 비유대계 폴란드인들이 유대인들을 나치로부터 지키고자 했다. 유대인들을 도우면 자신의 목숨 뿐만 아니라, 가족의 목숨도 잃을 수 있었다.&lt;</text:span><text:span text:style-name="T64">sup&gt;35&lt;/sup&gt; </text:span><text:span text:style-name="T56">2500명의 유대인 어린이들을 구했던 폴란드인 여성 이레나 샌들러(Irena Sendler)는, “1943년 나치에게 붙잡혀 고문당했으나, 끝까지 협력자들을 밝히지 않았다. 심문자들은 그녀의 발과 다리를 부러뜨렸다…” </text:span><text:span text:style-name="T1">그녀의 </text:span><text:soft-page-break/><text:span text:style-name="T1">레지스탕스 동지들이 게슈타포 장교에게 뇌물을 준 덕분에 그녀는 살아남을 수 있었다.&lt;</text:span><text:span text:style-name="T65">sup&gt;36&lt;/sup&gt;&lt;/</text:span><text:span text:style-name="T53">p&gt;</text:span></text:p>
      <text:p text:style-name="P57"/>
      <text:p text:style-name="P64"><text:span text:style-name="T66">&lt;</text:span><text:span text:style-name="T53">p&gt;</text:span><text:span text:style-name="T66">핵심 혁명가든 평범한 사람이든, 자발적이든 비자발적이든, 그들이 의미있다고 믿는 목표를 위해 극단적인 위험이나 고통을 겪는 사람들은 그들의 “영웅적” 행동을 통해 깊은 만족감을 느낀다는 것을 주목해야 한다. </text:span><text:span text:style-name="T1">심지어 그걸 즐길 수도 있다. 제</text:span><text:span text:style-name="T67">2차세계대전 </text:span><text:span text:style-name="T1">독일 포로수용소에 갇혔었던 포로는 수차례의 탈출 실패와, 마지막의 성공적인 탈출에 대해 이렇게 적었다:&lt;/</text:span><text:span text:style-name="T53">p&gt;</text:span></text:p>
      <text:p text:style-name="P32"/>
      <text:p text:style-name="P64"><text:span text:style-name="T1">&lt;</text:span><text:span text:style-name="T88">blockquote&gt;</text:span><text:span text:style-name="T1">나는 그 짜릿함에 중독됐던 것 같다… 승리하면 자유, 삶, 사랑하는 이들을 보상으로 받을 수 있고, 패배하면 무조건 죽는 이 </text:span><text:span text:style-name="T57">게임보다</text:span><text:span text:style-name="T1"> 더 재미있는 게임은 없을 것이다.&lt;</text:span><text:span text:style-name="T58">sup&gt;37&lt;/sup&gt;&lt;/</text:span><text:span text:style-name="T88">blockquote&gt;</text:span></text:p>
      <text:p text:style-name="P18"/>
      <text:p text:style-name="P31">&lt;<text:span text:style-name="T181">p&gt;</text:span>제<text:span text:style-name="T183">2차세계대전이 끝나갈 무렵은 다음과 같았다:&lt;/</text:span><text:span text:style-name="T181">p&gt;</text:span></text:p>
      <text:p text:style-name="P12"/>
      <text:p text:style-name="P65"><text:span text:style-name="T1">&lt;</text:span><text:span text:style-name="T88">blockquote&gt;</text:span><text:span text:style-name="T1">분명한 목표를 추구했던 공산주의 지도자들과는 달리, 레지스탕스 전투원들은 혼란스러워 하는 것 같았다. 적이 후퇴할 때… 마치 괴테의 파우스트처럼, 그들은 이렇게 말하고 싶은 유혹을 느꼈다. ‘떠나지 마. 너희들이 얼마나 멋있었는데!’… 그들은 향수를 느꼈다. 특히 열정적이고 용감했던 이들은, 최악의 위험 속에서 거부할 수 없는 어두운 매력을 느꼈다.&lt;</text:span><text:span text:style-name="T68">sup&gt;38&lt;/sup&gt;</text:span><text:span text:style-name="T53">&lt;/</text:span><text:span text:style-name="T88">blockquote&gt;</text:span></text:p>
      <text:p text:style-name="P19"/>
      <text:p text:style-name="P64"><text:span text:style-name="T69">&lt;</text:span><text:span text:style-name="T53">p&gt;</text:span><text:span text:style-name="T69">최근, 북아일랜드의 평화가“어두운 매력”을 없애자, 아일랜드인 청년들이 대단히 부정적인 영향을 받는 것으로 보인다. </text:span><text:span text:style-name="T59">2009년, 가톨릭 성직자 아이단 트로이(Aidan Troy) 신부와 인터뷰한 언론인은 이렇게 보고했다:&lt;/</text:span><text:span text:style-name="T53">p&gt;</text:span></text:p>
      <text:p text:style-name="P58"/>
      <text:p text:style-name="P66"><text:span text:style-name="T1">&lt;</text:span><text:span text:style-name="T88">blockquote&gt;</text:span><text:span text:style-name="T1">분쟁이 끝나자 벨페스트에서 청년 자살율이 급격하게 높아졌다. 트로이 신부는 민병대들이 가져다주던 동지애와 투쟁의 느낌이 사라지고, 그 자리에 권태감과 절망감이 들어섰기 때문이라고 믿는다. ‘너무나 많은 청년들이 어린 나이에 술과 마약에 빠집니다.’ 트로이가 말했다.&lt;</text:span><text:span text:style-name="T70">sup&gt;39&lt;/sup&gt;&lt;/</text:span><text:span text:style-name="T88">blockquote&gt;</text:span></text:p>
      <text:p text:style-name="P12"/>
      <text:p text:style-name="P64"><text:span text:style-name="T1">&lt;</text:span><text:span text:style-name="T53">p&gt;</text:span><text:span text:style-name="T1">쿠바의 게릴라</text:span><text:span text:style-name="T89"> 혁명가</text:span><text:span text:style-name="T1">였던 실리아 산체스</text:span><text:span text:style-name="T60">(</text:span>Celia Sánchez<text:span text:style-name="T60">)는, 1965년 시에라 마에스트라(Sierra Maestra)에서 피델 카스트로의 전우들과 함께 겪었던 위험과 고난에 대해 이렇게 회상했다: </text:span>“<text:span text:style-name="T1">아, 그래도 그 때가 최고의 시간이었지, 그렇지? 그 때 우리 모두 진심으로 즐거웠어. 정말로. 우리가 다시 그렇게 즐거워</text:span><text:span text:style-name="T71">질 수 </text:span><text:span text:style-name="T1">있을까? 불가능할거야…”&lt;</text:span><text:span text:style-name="T61">sup&gt;140&lt;/sup&gt;&lt;/</text:span><text:span text:style-name="T53">p&gt;</text:span></text:p>
      <text:p text:style-name="P2"/>
      <text:p text:style-name="P64"><text:span text:style-name="T62">&lt;</text:span><text:span text:style-name="T53">p&gt;</text:span><text:span text:style-name="T62">감상적인 글들을 제외하고서도, 어떤 이라크 전쟁 참전용사는 민간 생활로의 복귀가 마냥 좋지는 않다고 인정했다: </text:span>“<text:span text:style-name="T1">생사를 넘나</text:span><text:span text:style-name="T63">들며 목적감을 느낄 수 있었던 그 시절이</text:span><text:span text:style-name="T1"> 그립습니다. 일상생활에서는 그런 느낌을 받을 수 없어요.”&lt;</text:span><text:span text:style-name="T62">sup&gt;41&lt;/sup&gt;&lt;/</text:span><text:span text:style-name="T53">p&gt;</text:span></text:p>
      <text:p text:style-name="P12"/>
      <text:p text:style-name="P64"><text:span text:style-name="T1">&lt;</text:span><text:span text:style-name="T53">p&gt;</text:span>8. <text:span text:style-name="T1">위험, 고통, 전쟁을 미화하기 위해 위의 사례들을 보여준 것이 아니다. 사람들, 심지어 평시에는 안전과 편함을 추구하던 현대 기술 사회의 구성원들조차, 사회가 혼란에 빠져 절망했거나, 격분했거나, 겁에 질렸거나, 아니면 더 이상 평소의 생활을 유지할 수 없다고 느</text:span><text:span text:style-name="T77">낄</text:span><text:span text:style-name="T1"> 때, 반드시 가장 쉬운 길, 단기적으로 가장 안전한 길을 찾지는 않으리라는 것을 보여주고자 위의 사례들을 든 것이다. 사람들을 복돋아주고, 조직하고, 목표의식을 줄 지도자들이 있다면, 그러한 상황에서 많은 사람들이 영웅적인 행동을 선택할 것이다. 심지어 그 행동으로 인해 사랑하는 이들과 스스로를 엄청난 위험과 고통에 처하게 만들더라도 말이다. 체제가 위기에 처했을 때, 혁명가들이 그러한 지도력을 제공해야할 것이다.&lt;/</text:span><text:span text:style-name="T53">p&gt;</text:span></text:p>
      <text:p text:style-name="P12"/>
      <text:p text:style-name="P64"><text:span text:style-name="T1">&lt;</text:span><text:span text:style-name="T53">p&gt;</text:span><text:span text:style-name="T1">그러한 시기에, 혁명가들이 그들의 작업을 잘 해왔다면, 혁명 계획에 수반되는 모든 위험과 고난에도 불구하고 광범위한 지지를 얻을 수 있을 것이다. 혁명가들이 인구 대다수의 지지를 얻으리라는 것은 아니다. 혁명가들은 오직 상당히 작은 소수만을 조직하고 이끌 수 있을 것이다. 하지만 “물리적 숫자가 언제나 결정적인 것은 아니다. 오히려, 정신적 사기가 정치적 균형을 결정한다.”</text:span><text:span text:style-name="T72">(시몬 볼리바르Simón Bolívar</text:span><text:span text:style-name="T73">)</text:span><text:span text:style-name="T72">&lt;sup&gt;42&lt;/sup&gt; 기성</text:span><text:span text:style-name="T74"> 사회 질서가 충분히 심각한 실패를 겪을 때, 인구 대다수는 사회에 대한 모든 존중과 모든 자신감을 상실할 것이다. </text:span><text:span text:style-name="T1">따라서 그들은 굳이 사회 질서를 지키려는 노력을 하지 않을 </text:span><text:soft-page-break/><text:span text:style-name="T1">것이다. 알린스키</text:span><text:span text:style-name="T74">(Saul Alinsky)는 대중이 과거의 방식과 가치에 환멸을 느끼는 순간이 “혁명을 일으킬 최적의 시간”이라는 점을 대단히 분명하게 밝혔다. </text:span><text:span text:style-name="T1">그들은 무엇이 가능한지는 모르지만, 현존 체제가 자멸하고 있으며, 현존 체제에는 희망이 없다는 것은 알고 있다. 그들은 변혁을 시도하지는 않을테지만, 변혁에 적극적으로 반대하지도 않을 것이다.&lt;</text:span><text:span text:style-name="T75">sup&gt;43&lt;/sup&gt;&lt;/</text:span><text:span text:style-name="T53">p&gt;</text:span></text:p>
      <text:p text:style-name="P13"/>
      <text:p text:style-name="P31">&lt;<text:span text:style-name="T181">p&gt;</text:span>그러한 상황에서, 절대 다수의 사람들은 희망을 잃고 냉소적, 수동적으로 변할 것이며, 대부분은 사랑하는 이들과 자신의 목숨을 지킬 궁리만 할 것이다. 기성 권력구조는 난잡, 혼란해질 것이며, 내부 갈등으로 인해 분열될 것으로 보인다. 그러므로 그들은 여전히 체제를 수호하고자 하는 소수를 제대로 조직, 지도할 수 없을 것이다. 따라서, 혁명가들이 그들의 소수집단을 효과적으로 고취, 조직, 지도한다면 그들은 결정적인 권력을 갖게될 것이다.&lt;/<text:span text:style-name="T181">p&gt;</text:span></text:p>
      <text:p text:style-name="P20"/>
      <text:p text:style-name="P64"><text:span text:style-name="T1">&lt;</text:span><text:span text:style-name="T53">p&gt;</text:span>9. <text:span text:style-name="T1">반드시 기성 사회 질서가 실패해야만 혁명가들이 기회를 얻을 수 있는 것은 아닐 수도 있다. </text:span><text:span text:style-name="T78">1916년~1922년의 혁명 이전에 아일랜드의 사회 질서가 심각하게 실패했는지는 확실하지 않다. </text:span><text:span text:style-name="T76">혁명이 겨냥했던 </text:span><text:span text:style-name="T1">영국의 권력은 전혀 혼잡하지도, 약하지도 않았다. 그래도 혁명은 일어났다.&lt;</text:span><text:span text:style-name="T79">sup&gt;44&lt;/sup&gt; </text:span><text:span text:style-name="T1">하지만, 대부분의 경우, 혁명의 기회는 기성 사회 질서의 심각한 실패에 달려있다. 오직 부패한 가톨릭 교회가 사람들의 존중을 잃었기에 종교개혁이 가능했다. 스페인 왕조가 나폴레옹에게 패배해 그 약점을 보이지 않았더라면, 아마 </text:span><text:span text:style-name="T80">19세기 초반의 스페인령 아메리카 식민지들의 독립혁명은 불가능했을 것이다. </text:span><text:span text:style-name="T81">만주족 왕조(청淸 왕조)가 서구 열강과 일본의 중국 침략에 반복적으로 수치스러운 패배를 당한 결과 1911년 신해혁명이 일어났다. </text:span><text:span text:style-name="T1">러시아 혁명가들은 차르 정권이 제</text:span><text:span text:style-name="T82">1차세계대전에서 수치스럽게 패배했기에 기회를 얻을 수 있었다. </text:span><text:span text:style-name="T1">대공황 이전에 나치는 독일의 소수 정당이었다. 히틀러는 오직 독일 정부가 경제공황 앞에서 약하고 무능했기에 권력을 잡을 수 있었다.&lt;</text:span><text:span text:style-name="T83">sup&gt;45&lt;/sup&gt;&lt;/</text:span><text:span text:style-name="T53">p&gt;</text:span></text:p>
      <text:p text:style-name="P21"/>
      <text:p text:style-name="P31">&lt;<text:span text:style-name="T181">p&gt;</text:span>위에서 보인 각각의 사례들에서, 기존 사회 질서가 광범위하게 존중을 상실했다는 점에는 의심의 여지가 없다. 마지막 두 사례의 경우, 한편에는 분노와 절망, 다른 한편에는 체념이 만연했다고 봐도 무방할 것이다. 오늘날의 세계에서, 혁명을 위한 조건은 분노, 절망, 체념이 광범위하게 퍼져나가는 후자의 유형과 유사할 것이다. 혁명가들은 이러한 상황을 잘 써먹어야 한다.&lt;/<text:span text:style-name="T181">p&gt;</text:span></text:p>
      <text:p text:style-name="P22"/>
      <text:p text:style-name="P64"><text:span text:style-name="T1">&lt;</text:span><text:span text:style-name="T53">p&gt;</text:span><text:span text:style-name="T1">설명을 위해 가상의 사례로, 수십 년 후, 기술 진보로 인해 인간 노동자들이 일자리를 잃게되어, 선진국들이 심각하고 만성적인 실업 문제에 시달리게 된다고 가정해보자.&lt;</text:span><text:span text:style-name="T84">sup&gt;46&lt;/sup&gt; </text:span><text:span text:style-name="T1">이것이 반드시 체제의 목숨을 위협할 만큼 심각한 위기를 일으키지는 않을 것이다. 만성적 실업문제에 대해 사람들은 무관심, 수동성, 체념의 태도를 보일 것이기 때문이다. 분노 역시 존재할 것이며, </text:span><text:span text:style-name="T85">2011년~2012년 스페인과 그리스에서 발생한 것과 유사한 폭동들이 일어날 수도 있다. </text:span><text:span text:style-name="T1">하지만 이것은 비조직적인 절망감의 분출</text:span><text:span text:style-name="T86">(체념의 발현)에 불과했으며, 거의 아무것도 이루지 못했다.&lt;/</text:span><text:span text:style-name="T53">p&gt;</text:span></text:p>
      <text:p text:style-name="P14"/>
      <text:p text:style-name="P64"><text:span text:style-name="T1">&lt;</text:span><text:span text:style-name="T53">p&gt;</text:span><text:span text:style-name="T1">이 비효율적인 폭동을 </text:span><text:span text:style-name="T87">2011년 이집트에 있었던 “아랍의 봄”과 비교해보자. 아랍의 봄은 지적인 지도력이 사람들의 분노를 활용해 권력구조로부터 중대한 양보를 얻어냈다. </text:span><text:span text:style-name="T1">결국 이집트 혁명은 실패했으나, 지금의 논점과는 무관하다. 여기서 요점은 유능한 혁명 지도자들이 사람들의 분노와 절망을 이용해 유익한 목표를 이룰 수 있다는 것이다.&lt;/</text:span><text:span text:style-name="T53">p&gt;</text:span></text:p>
      <text:p text:style-name="P15"/>
      <text:p text:style-name="P67"><text:span text:style-name="T1">&lt;</text:span><text:span text:style-name="T103">p&gt;</text:span><text:span text:style-name="T1">물론 반기술 혁명가들은 권력구조로부터 양보를 얻어내는 것에서 만족해서는 안된다. 그들은 권력구조를 무너뜨려야 한다. 우리가 가정했듯이, 기술적으로 진보한 국가들이 만성적인 실업문제에 시달리게 된다면, 여전히 직업을 갖고 있는 대부분은 겁에 질려있을 것이며, 체제에 대한 존중을 상실했을 것이다. 그러나 그들은 그들의 직업을 최대한 오래 붙잡을 궁리만 할 것이다. 실업자들은 냉소하거나 체념하거나, 분노하거나 절망할 것이다. 광범위한 폭동이 발생한다면 권력구조는 압박을 받겠지만, 생존을 심각하게 위협받지는 않을 것이다. 그러나 잘 준비된 혁명가들은 분노하고 절망한 사람들을 조직하고 지도해서, 단순 폭동이 아닌, 유의미한 행동을 이끌어낼 수 있을 것이다. 현재 우리의 입장에서, 유의미한 행동은 추측의 영역일 수 밖에 없지만, 추정적 사례를 들어보자. 혁명가들은 이집트인들 처럼 권력구조로부터 양보를 얻을 수도 있다. 이집트와의 차이점은, 그 양보가 너무나 중대해서 권력구조가 심각한 수치심을 느끼리라는 것이다. 이를 통해 권력구조 구성원들의 사기를 저하시키고, 권력구조 내부에 심각한 분열과 갈등을 유발시킬 것으로 기대할 수 있다. 일단 이 단계에 도달하면, 권력구조를 붕괴시킬 전망은 밝을 것이다.&lt;/</text:span><text:span text:style-name="T103">p&gt;</text:span></text:p>
      <text:p text:style-name="P16"/>
      <text:p text:style-name="P67"><text:soft-page-break/><text:span text:style-name="T1">&lt;</text:span><text:span text:style-name="T103">p&gt;</text:span><text:span text:style-name="T1">하지만 앞의 시나리오는 설명을 위해 제시한 전적으로 가상적인 노선임을 명심하자. 현실의 혁명은 전혀 다른 노선을 걷게될 수도 있다.&lt;/</text:span><text:span text:style-name="T103">p&gt;</text:span></text:p>
      <text:p text:style-name="P16"/>
      <text:p text:style-name="P67"><text:span text:style-name="T1">&lt;</text:span><text:span text:style-name="T103">p&gt;</text:span>10. <text:span text:style-name="T1">어쩌면 성공적인 혁명 운동은 자신들 외에 어느 누구도 진지하게 여기지 않는, 모두가 경멸하는 자그마한 “미치광이” 모임으로부터 시작할 가능성을 주목하는 것이 중요하다. 그 운동은 기회를 찾고 성공을 이루기까지 오랜 기간 하찮고 힘없는 상태로 남아있을 수도 있다. </text:span>“<text:span text:style-name="T1">잠재적으로 혁명을 일으킬만한 믿음은, 그 믿음이 가치지향적 운동의 결정 요인이 될 만큼의 갈등이 발생하기 한참 전부터 존재할 수도 있다. 혁명 조직들은 그들이 활용할 수 있는 조건들이 갖추어질 때까지 기다려야 할 수도 있다.”&lt;</text:span><text:span text:style-name="T102">sup&gt;48&lt;/sup&gt;&lt;/</text:span><text:span text:style-name="T103">p&gt;</text:span></text:p>
      <text:p text:style-name="P16"/>
      <text:p text:style-name="P67"><text:span text:style-name="T99">&lt;</text:span><text:span text:style-name="T103">p&gt;</text:span><text:span text:style-name="T99">1847년, 칼 마르크스와 프리드리히 엥겔스는 회원은 수백명에 불과</text:span><text:span text:style-name="T101">했으며</text:span><text:span text:style-name="T99">, 얼마안가 해체된 무명의 조직 공산주의자동맹(Communist League)을 위해 공산당 선언을 작성한 괴짜들이었다.&lt;sup&gt;49&lt;/su</text:span><text:span text:style-name="T100">p&gt; </text:span><text:span text:style-name="T97">아일랜드에서, 혁명에 불을 지핀 1916년 4월의 봉기 이전에는, 아일랜드 민족주의는 수십 년 동안 극소수의 극단주의자들만이 신봉했으며 일반 대중으로부터 거의 어떠한 지지도 받지 못했다.&lt;</text:span><text:span text:style-name="T98">sup&gt;50&lt;/sup&gt;&lt;/</text:span><text:span text:style-name="T103">p&gt;</text:span></text:p>
      <text:p text:style-name="P23"/>
      <text:p text:style-name="P67"><text:span text:style-name="T96">&lt;</text:span><text:span text:style-name="T103">p&gt;</text:span><text:span text:style-name="T96">피델 카스트로는 말했다. “나는 혁명을 82명으로 시작했다. 다시 한번 해야한다면, 절대적 신념을 지닌 10명 또는 15명으로 시작하겠다.”&lt;sup&gt;51&lt;/sup&gt; </text:span><text:span text:style-name="T94">사실 카스트로는 고작 12명과 함께 혁명을 일으켰다. 왜냐하면 82명이 쿠바에 상륙한지 3일 후 독재자, 바티스타의 군대의 공격을 받아 대부분이 죽거나 사로잡혔기 때문이다. 그리고 12명</text:span><text:span text:style-name="T95">~</text:span><text:span text:style-name="T94">15명&lt;sup&gt;52&lt;/sup&gt;만이 시에라 마에스트라(Sierra Maestra)에서 투쟁을 이어나갈 수 있었다. </text:span><text:span text:style-name="T93">2년 후 게릴라 전성기에도 800명 정도에 불과했다. 반면에 바티스타의 군대는 3만에 달했다.&lt;sup&gt;53&lt;/sup&gt; 그럼에도 불구하고 카스트로가 승리했다.&lt;/</text:span><text:span text:style-name="T103">p&gt;</text:span></text:p>
      <text:p text:style-name="P16"/>
      <text:p text:style-name="P67"><text:span text:style-name="T1">&lt;</text:span><text:span text:style-name="T103">p&gt;</text:span><text:span text:style-name="T1">물론 전적으로 군사만을 통해서 그런 승리를 거둔 것은 아니며, 카스트로의 게릴라가 홀로 달성한 것도 아니다. 카스트로의 승리는 주로 정치적인 것이었다. 오직 쿠바인들이 바티스타 정권에 일체의 존중과 자신감을 갖지 않았기에 가능했던 것이다. 바티스타는 정치적으로 무능했으며, 심지어 자기 군대의 충성심조차 얻지 못해 반란군과 제대로 싸울 수 없었다. 그리고 바티스타는 연합한 여러 개의 힘들에 의해 쫓겨났다. 카스트로의 게릴라는 그 힘들 중 하나일 뿐이었다. 카스트로가 유능한 정치가, 선동가, 조직가였기에 그는 다른 힘들을 제치고 쿠바의 지배자가 될 수 있었다. 그의 군사활동은 중요한 역할을 수행했지만, 그 </text:span><text:span text:style-name="T92">역할은</text:span><text:span text:style-name="T1"> 주로 정치적, 심리적인 것이었다.&lt;</text:span><text:span text:style-name="T91">sup&gt;54&lt;/sup&gt;&lt;/</text:span><text:span text:style-name="T103">p&gt;</text:span></text:p>
      <text:p text:style-name="P24"/>
      <text:p text:style-name="P67"><text:span text:style-name="T1">&lt;</text:span><text:span text:style-name="T103">p&gt;</text:span><text:span text:style-name="T1">하지만 여기서 강조할 점은, 카스트로는 </text:span><text:span text:style-name="T90">12명에 불과한 그의 작은 군대 앞에서, 시에라 마에스트라를 바라보며 말했다는 것이다. “이제 바티스타는 패배할 것이다!”&lt;sup&gt;55&lt;/sup&gt; </text:span><text:span text:style-name="T1">대부분의 사람들은 그가 미쳤다고 생각했을 것이다. 그럼에도 불구하고 바티스타는 실제로 패배했으며, 카스트로는 실제로 쿠바를 손에 넣었다.&lt;/</text:span><text:span text:style-name="T103">p&gt;</text:span></text:p>
      <text:p text:style-name="P33"/>
      <text:p text:style-name="P69"><text:span text:style-name="T112">&lt;</text:span><text:span text:style-name="T142">p&gt;</text:span><text:span text:style-name="T112">20세기 초반, 러시아에서 혁명가들은 극소수에 불과했으며 “괴짜” 취급을 받았다.&lt;sup&gt;56&lt;/sup&gt; </text:span><text:span text:style-name="T1">볼셰비키가 속해있던 러시아 사회민주당은 수백명 정도에 불과했다.&lt;</text:span><text:span text:style-name="T113">sup&gt;57&lt;/sup&gt; 레닌에 따르면:</text:span><text:span text:style-name="T112">&lt;/</text:span><text:span text:style-name="T142">p&gt;</text:span></text:p>
      <text:p text:style-name="P45"/>
      <text:p text:style-name="P69"><text:span text:style-name="T112">&lt;</text:span><text:span text:style-name="T143">blockquote</text:span><text:span text:style-name="T142">&gt;</text:span><text:span text:style-name="T114">1905년 1월 22일 이전…, 러시아 혁명당의 인원은 소수에 불과했다. 그 당시 개혁주의자들은 우리를 ‘종파</text:span><text:span text:style-name="T115">(sect)</text:span><text:span text:style-name="T114">’라고 부르며 조롱했다… </text:span><text:span text:style-name="T116">그러나 불과 몇개월 만에, 상황은 완전히 바뀌었다. </text:span><text:span text:style-name="T1">수백명의 사회민주당 혁명가들은 ‘순식간에’ 수천명으로 불어났다. 그 수천명은 </text:span><text:span text:style-name="T116">2백만~3백만 프롤레타리아의 지도자가 되었다…&lt;sup&gt;58&lt;/sup&gt;</text:span><text:span text:style-name="T112">&lt;/</text:span><text:span text:style-name="T143">blockquote</text:span><text:span text:style-name="T142">&gt;</text:span></text:p>
      <text:p text:style-name="P44"/>
      <text:p text:style-name="P69"><text:span text:style-name="T112">&lt;</text:span><text:span text:style-name="T142">p&gt;</text:span><text:span text:style-name="T117">1905년의 혁명은 실패했다. 하지만 그 덕분에 1917년의 혁명을 성공시킬 수 있었다. </text:span><text:span text:style-name="T1">그럼에도 불구하고, </text:span><text:span text:style-name="T118">1917년까지 볼셰비키는 약한 상태에 머물렀다. </text:span><text:span text:style-name="T119">1914년 제1차세계대전이 발발했을 때, 상트페테르부르크 볼셰비키 위원 7명 중 3명은 경찰이 심어놓은 프락치였다. 그리고 얼마 후 볼셰비키 중앙조직은 두마</text:span><text:span text:style-name="T120">(러시아 의회)에 있던 그들의 대표자들이 체포되면서 와해되었다. </text:span><text:span text:style-name="T121">1917년 혁명 발생 직전까지, 볼셰비키 지도자들은 뿔뿔이 흩어졌으며, (경찰을 제외하면)어느 누구도 그들에게 관심주지 않았다. </text:span><text:span text:style-name="T1">하지만 </text:span><text:span text:style-name="T104">1년 이내 그들은 러시아 제국의 광활한 영토, (남극을 제외한)세계 육지 면적의 6분의 1에 달하는 영토의 </text:span><text:span text:style-name="T105">주인이</text:span><text:span text:style-name="T104"> 되었다.&lt;sup&gt;61&lt;/sup&gt;</text:span><text:span text:style-name="T112">&lt;/</text:span><text:span text:style-name="T142">p&gt;</text:span></text:p>
      <text:p text:style-name="P43"><text:soft-page-break/></text:p>
      <text:p text:style-name="P69"><text:span text:style-name="T112">&lt;</text:span><text:span text:style-name="T142">p&gt;</text:span><text:span text:style-name="T1">볼셰비키는 혁명 발생 한참 전부터 준비하고 있었다. 그들은 자제력 있고, 결단력 있고, 의욕적이고, 충성심있고, 충분히 단결한 응집력 있는 핵심 전문 혁명가 조직을 만들었다. 볼셰비키는 유능한 조직가들이었으며, 그들은 어느 누구보다도 사회운동의 역학을 잘 이해하고 있었기에 성공적인 규칙을 만들어냈다. 볼셰비키의 주요 라이벌, 사회혁명당은 훨씬 많은 인원을 갖고 있었으나, 이러한 부분에서 결함이 있었다. </text:span>“<text:span text:style-name="T1">맨셰비키와 사회혁명당의 선동은 산발적이고, 자기모순적이고, 많은 경우에 애매했던 반면에, 볼셰비키의 선동은 집중되었고 신중하게 계획되었다는 점에서 구분되었다.”&lt;</text:span><text:span text:style-name="T106">sup&gt;62&lt;/sup&gt; </text:span><text:span text:style-name="T122">트로츠키는, 어떻게 한 지역에서 3~4명의 볼셰비키가 훨씬 거대했지만 비교적 소심한 사회혁명당 조직을 여유롭게 압도할 수 있었는지 설명했다.&lt;sup&gt;63&lt;/sup&gt; </text:span>“<text:span text:style-name="T107">볼셰비키들의 기술적 자원들 사이의 관련성 부재와 그들의 비교적 가벼운 정치적 무게 덕분에 소수의 볼셰비키가 압도적인 영향력을 가질 수 있었다.”&lt;sup&gt;64&lt;/sup&gt;</text:span><text:span text:style-name="T112">&lt;/</text:span><text:span text:style-name="T142">p&gt;</text:span></text:p>
      <text:p text:style-name="P42"/>
      <text:p text:style-name="P69"><text:span text:style-name="T112">&lt;</text:span><text:span text:style-name="T142">p&gt;</text:span><text:span text:style-name="T123">한편, “부르주아-민주주의” 개혁주의자들(케렌스키 등)은 찾아볼 수도 없었다. 그들은 단결하지 못했고, 그들에게는 집중된 목표가 없었으며, </text:span><text:span text:style-name="T124">1917년 러시아가 겪은 열정적인 대격변 상황에 무엇이 가능하고 무엇이 불가능한지에 대한 개념조차 없었기 때문이다. </text:span><text:span text:style-name="T1">러시아에 남아 차르의 옛질서를 수호하던 이들은, 완전한 혼란에 빠졌으며 심리적으로 패배했다. 결과적으로, 볼셰비키는 그들의 모든 적들을 압도할 수 있었으며, 스스로를 러시아의 정치적 지배자로 만들었다.</text:span><text:span text:style-name="T112">&lt;/</text:span><text:span text:style-name="T142">p&gt;</text:span></text:p>
      <text:p text:style-name="P33"/>
      <text:p text:style-name="P69"><text:span text:style-name="T112">&lt;</text:span><text:span text:style-name="T142">p&gt;</text:span><text:span text:style-name="T1">이 모든 것이 반드시 볼셰비키가 러시아인 대다수의 적극적 지지를 받았음을 의미하지는 않는다. 농노들의 지지는 </text:span><text:span text:style-name="T108">최대일 때도</text:span><text:span text:style-name="T1"> 불안정했으며, 오직 볼셰비키가 그들에게 원하는 것을 </text:span><text:span text:style-name="T109">(일시적으로) 줄 때만 지지했다.&lt;sup&gt;65&lt;/sup&gt; </text:span><text:span text:style-name="T1">그러나 일단 볼셰비키가 </text:span><text:span text:style-name="T125">1917년 10월&lt;sup&gt;66&lt;/sup&gt; 권력을 잡았을 때, 그들에게 맞서는 효과적이고 조직된 유일한 저항은 혁명에 반대하며 해외로 망명한 사람들 뿐이었다. </text:span><text:span text:style-name="T1">그들은 여러 국가들의 지원을 받으며 반혁명 군대를 조직했으며, 볼셰비키를 쫓아내기 위해 러시아를 침략했다. </text:span><text:span text:style-name="T126">1918년~1920년의 내전은 다음과 같았다. </text:span>“<text:span text:style-name="T1">붉은 군대의 탈영률은 대단히 높았다: 트로츠키는 탈영을 막기위해 참된 공포 정치를 시작했다. 그 중 하나는 후방에 기관총을 설치해 도망가는 인원을 사살하라는 지시였다.”&lt;</text:span><text:span text:style-name="T127">sup&gt;67&lt;/sup&gt; </text:span><text:span text:style-name="T128">하지만 볼셰비키가 소수로부터 충실한 지지를 받지 못했더라면, 분명히 그들은 불만에 빠진 다수를 통제할 수 없었을 것이다. </text:span><text:span text:style-name="T1">기관총 사수들이 볼셰비키의 대의에 </text:span><text:span text:style-name="T110">헌신하지</text:span><text:span text:style-name="T1"> 않았더라면, 동료 병사들을 쏘라는 트로츠키의 명령을 듣지 않았을 것이다. 볼셰비키는 그들의 소수를 훌륭하게 조직하고 훈련시켰다.&lt;</text:span><text:span text:style-name="T129">sup&gt;68&lt;/sup&gt; 결과적으로 그들은 형편없이 조직된 침략자들을 물리칠 수 있었다.&lt;</text:span><text:span text:style-name="T130">sup&gt;69&lt;/sup&gt;</text:span><text:span text:style-name="T112">&lt;/</text:span><text:span text:style-name="T142">p&gt;</text:span></text:p>
      <text:p text:style-name="P33"/>
      <text:p text:style-name="P69"><text:span text:style-name="T112">&lt;</text:span><text:span text:style-name="T142">p&gt;</text:span><text:span text:style-name="T1">러시아 혁명의 핵심 사건들은 상트페테르부르크에서 발생했다는 점을 주목하는 것이 중요하다. </text:span><text:span text:style-name="T131">1917년 2월의 자생적 반란과 그 해 10월 볼셰비키의 집권 역시 마찬가지다. </text:span><text:span text:style-name="T1">그래서 볼셰비키는 하나의 도시에 그들의 노력을 집중시킬 수 있었다. 일단 상트페테르부르크에서 승리하자, 러시아의 다른 지역들을 얻는 것은 비교적 쉬웠다.&lt;</text:span><text:span text:style-name="T132">sup&gt;70&lt;/sup&gt; </text:span><text:span text:style-name="T133">이것은 가장 중요한 하나의 지점에서의 승리가 전체 사회에 걸친 권력 확보의 기반이 될 수 있다는 것을 보여준다. 또한 수적으로 작은 혁명운동이 승리하는 것이 가능한 이유이다.</text:span><text:span text:style-name="T112">&lt;/</text:span><text:span text:style-name="T142">p&gt;</text:span></text:p>
      <text:p text:style-name="P34"/>
      <text:p text:style-name="P69"><text:span text:style-name="T112">&lt;</text:span><text:span text:style-name="T142">p&gt;</text:span>11. <text:span text:style-name="T1">요약하자면, 기술 체제에 대항하는 혁명의 패턴은 다음과 유사할 것이다:</text:span><text:span text:style-name="T112">&lt;/</text:span><text:span text:style-name="T142">p&gt;</text:span></text:p>
      <text:p text:style-name="P35"/>
      <text:p text:style-name="P69"><text:span text:style-name="T112">&lt;</text:span><text:span text:style-name="T142">p&gt;</text:span>A. <text:span text:style-name="T1">깊게 헌신하는 핵심 혁명가들로 이루어진 응집력 있는 작은 운동은 자신의 조직과 규율을 개발해 스스로의 내부 역량을 강화할 것이다. 이 운동은 미국, 중국, 서유럽, 러시아, 라틴 아메리카, 인도 같은 세계 주요 국가들마다 지부를 설치해야 한다. 운동은 세계 각국에 생각들을 전파하며 혁명의 길을 준비할 것이다. 그 생각들은 대중적 인기가 아닌, 건실함을 기준으로 선택될 것이다. 이 운동은 가장 비타협적인 혁명적 진실성을 증명하기 위한 고통을 겪어야할 것이다. 그리고 현존 체제에 저항하는 모든 운동들 중에서 가장 효과적인 운동이라는 것을 스스로 증명하기 위해 노력할 것이다.</text:span><text:span text:style-name="T112">&lt;/</text:span><text:span text:style-name="T142">p&gt;</text:span></text:p>
      <text:p text:style-name="P41"/>
      <text:p text:style-name="P69"><text:span text:style-name="T112">&lt;</text:span><text:span text:style-name="T142">p&gt;</text:span>B. <text:span text:style-name="T1">일반 대중의 일부 소수는 혁명가들의 주장에 어느 정도 일리가 있음을 인정할 것이다. 하지만 이 소수는 두려움이나 냉소, 또는 익숙한 생활방식을 바꾸기 싫다는 이유로 혁명가들의 해결책을 거부할 것이다.</text:span><text:span text:style-name="T112">&lt;/</text:span><text:span text:style-name="T142">p&gt;</text:span></text:p>
      <text:p text:style-name="P35"/>
      <text:p text:style-name="P69"><text:soft-page-break/><text:span text:style-name="T112">&lt;</text:span><text:span text:style-name="T142">p&gt;</text:span>C. <text:span text:style-name="T1">결국에는 위기, 또는 혁명가들이 위기를 유발할 수 있을만큼 심각한 체제의 실패가 찾아올 것이다. 그 위기로 인해 익숙한 생활방식을 유지하는 것은 더 이상 불가능해질 것이다. 사람들의 육체적, 심리적 욕구를 해소해주는 체제의 기능은 망가질 것이며, 사람들은 현존 사회 질서에 대한 일체의 존중과 일체의 자신감을 잃게될 것이다. 대부분의 사람들은 절망하거나 분노할 것이다. 이 때 혁명가들이 개입해 사람들에게 목적의식으로 고취시키고, 조직하고, 그들의 두려움과 절망, 분노를 실용적인 행동으로 이끌어주지 않으면, 이들의 절망과 분노는 곧 체념과 냉소로 퇴화할 것이다. 이 사람들은 절망, 분노했기 때문에, 그들이 혁명가들에 의해 고취되었기 때문에, 그들에게 얼마나 심각한 위험이 다가온다 한들 그들은 체제를 무너뜨리기 위한 노력을 멈추지 않을 것이다.</text:span><text:span text:style-name="T112">&lt;/</text:span><text:span text:style-name="T142">p&gt;</text:span></text:p>
      <text:p text:style-name="P40"/>
      <text:p text:style-name="P69"><text:span text:style-name="T112">&lt;</text:span><text:span text:style-name="T142">p&gt;</text:span>D. <text:span text:style-name="T1">그렇다 하더라도, 아마 전체 인구의 극히 일부만이 혁명운동을 적극적으로 지지할 것이다. 하지만 절대 다수는 희망을 잃었거나, 냉소적이거나, 그저 자기 목숨을 지킬 궁리만 할 것이므로, 체제를 수호하지 않을 것이다.</text:span><text:span text:style-name="T112">&lt;/</text:span><text:span text:style-name="T142">p&gt;</text:span></text:p>
      <text:p text:style-name="P39"/>
      <text:p text:style-name="P69"><text:span text:style-name="T112">&lt;</text:span><text:span text:style-name="T142">p&gt;</text:span>E. <text:span text:style-name="T1">한편 기성 권력은 갈피를 잡지 못하고, 겁에 질리거나, 낙담할 것이기에, 효과적인 방어를 조직하지 못할 것이다. 결과적으로, 혁명가들이 권력을 쥐게될 것이다.</text:span><text:span text:style-name="T112">&lt;/</text:span><text:span text:style-name="T142">p&gt;</text:span></text:p>
      <text:p text:style-name="P38"/>
      <text:p text:style-name="P69"><text:span text:style-name="T112">&lt;</text:span><text:span text:style-name="T142">p&gt;</text:span>F. <text:span text:style-name="T1">혁명가들이 한 나라, 예를들어 미국에서 권력을 잡을 무렵이면, 세상은 오늘날보다 더욱 세계화되어 있을 것이며, 국가들은 지금보다 더욱 상호의존적일 것이다.&lt;</text:span><text:span text:style-name="T134">sup&gt;71&lt;/sup&gt; </text:span><text:span text:style-name="T1">결과적으로, 혁명가들이 미국의 기술 체제를 갑작스럽게 무너뜨리면, 전세계의 경제는 심각하게 망가질 것이며, 극심한 위기는 모든 국가들의 반기술 혁명가들에게 그들이 필요한 기회를 줄 것이다.</text:span><text:span text:style-name="T112">&lt;/</text:span><text:span text:style-name="T142">p&gt;</text:span></text:p>
      <text:p text:style-name="P35"/>
      <text:p text:style-name="P69"><text:span text:style-name="T112">&lt;</text:span><text:span text:style-name="T142">p&gt;</text:span>G. <text:span text:style-name="T135">(위의 C에서 서술한 것과 같은)</text:span><text:span text:style-name="T1">결정적인 행동을 해야할 때가 왔을 때, 혁명가들이 이 시간을 반드시 알아차려야 한다는 것을 깨닫게 극도로 중요하다. 그리고 그들의 궁극적 목표 달성에 대한 일체의 망설임, 주저, 의심, 가책 없이 단호하게 밀어붙여야 한다. 망설임이나 주저함은 운동을 어지럽힐 것이며, 운동 구성원들을 혼란에 빠뜨리고 사기를 저하시킬 것이다. </text:span><text:span text:style-name="T136">(우리는 잠시 후 이 부분으로 돌아올 것이다.)</text:span><text:span text:style-name="T112">&lt;/</text:span><text:span text:style-name="T142">p&gt;</text:span></text:p>
      <text:p text:style-name="P35"/>
      <text:p text:style-name="P69"><text:span text:style-name="T112">&lt;</text:span><text:span text:style-name="T142">p&gt;</text:span><text:span text:style-name="T1">우리가 방금 보여준 패턴은 다양한 혁명 노선을 모두 포함할 수 있는 대단히 넓고 일반적인 것이다. 그렇다 하더라도, 역사적 사건의 예측불가능성을 고려하면, 혁명운동이 실제로 따르게 될 노선이 우리가 묘사한 패턴과 일치할지 확실히 아는 것은 불가능하다. </text:span><text:span text:style-name="T137">그러나 이 패턴은 전적으로 타당하다. 그리고 이것이 체제가 너무나 크고 강해서 절대 무너뜨릴 수 없다고 생각하는 사람들에게 해줄 수 있는 답변이다. </text:span><text:span text:style-name="T1">또한, 위의 </text:span><text:span text:style-name="T138">A에서 보여준 준비 작업은 운동이 실제로 취할 거의 대부분의 혁명 노선에 적용될 것이다.</text:span><text:span text:style-name="T112">&lt;/</text:span><text:span text:style-name="T142">p&gt;</text:span></text:p>
      <text:p text:style-name="P35"/>
      <text:p text:style-name="P69"><text:span text:style-name="T112">&lt;</text:span><text:span text:style-name="T142">p&gt;</text:span>12. <text:span text:style-name="T139">G로 다시 돌아가보자: </text:span><text:span text:style-name="T1">혁명가들은 결정적인 행동의 순간이 왔을 때 일체 망설이거나 주저해서는 안된다. 운동의 지도자들은 그러한 순간을 날카롭게 알아차려야 한다. 트로츠키는 짧게는 몇주, 길게는 몇개월에 걸쳐 사회가 반란에 최적화되는 특정 시간이 있다고 주장했다. </text:span><text:span text:style-name="T140">반드시 이 기간에 반란을 일으켜야하며, 그렇지 않으면 기회를 잃게될 것이다.&lt;sup&gt;72&lt;/sup&gt; </text:span><text:span text:style-name="T141">트로츠키가 한 말이니, 우리는 이를 일반적인 규칙으로 받아들일 것이다.(물론 이러한 규칙들은 모두 예외가 있다.) 이 때 </text:span><text:span text:style-name="T1">트로츠키는 반란에 대해 말한 것이다. 그러나 그 외 많은 형태의 혁명에도 유사한 규칙이 적용되리라는 것은 분명하다/ 혁명은 오직 환경이 혁명에 유리할 때만 성공할 수 있다. 사회가 위기에 처했을 때 환경은 빠르게 변하므로 반드시 제때 행동해야한다. 너무 빠르거나, 너무 늦은 행동은 실패로 이어질 것이다.</text:span><text:span text:style-name="T112">&lt;/</text:span><text:span text:style-name="T142">p&gt;</text:span></text:p>
      <text:p text:style-name="P36"/>
      <text:p text:style-name="P73"><text:span text:style-name="T179">&lt;</text:span><text:span text:style-name="T180">p&gt;</text:span><text:span text:style-name="T1">여기서 우리는 주로 </text:span><text:span text:style-name="T150">(위의 C에서 언급한 것 같은)</text:span><text:span text:style-name="T1">현존 사회 질서의 전복을 향한 마지막 진격을 위해 대중을 동원할 적절한 시점에 대해 논하고 있다. 중대한 시점을 알아보는 것은 어려울 수도 있다. </text:span>“<text:span text:style-name="T1">레닌은... 과도한 신중함을 대단히 경계했다… 과도한 신중함으로 인해 수십 년에 걸쳐 준비한 기회를 놓칠 수도 있다…”&lt;</text:span><text:span text:style-name="T111">sup&gt;73&lt;/sup&gt; </text:span><text:span text:style-name="T151">반대로, 혁명가들이 성급하게 행동할 경우 처참하게 패배할 수도 있다. </text:span><text:span text:style-name="T1">오직 역사와 혁명 이론에 대한 성실한 연구와, 현재 사건들에 대한 주의깊은 관찰만이 혁명을 성공적으로 시작할 중대한 시점을 알아볼 판단력을 키워줄 수 있다.</text:span><text:span text:style-name="T179">&lt;/</text:span><text:span text:style-name="T180">p&gt;</text:span></text:p>
      <text:p text:style-name="P68"/>
      <text:p text:style-name="P74"/>
      <text:p text:style-name="P74"><text:soft-page-break/></text:p>
      <text:p text:style-name="P73"><text:span text:style-name="T179">&lt;</text:span><text:span text:style-name="T180">p&gt;</text:span><text:span text:style-name="T1">하지만 혁명가들이 마지막 진격을 위한 대중 동원 시점을 정확하게 알아차렸다고 가정하자. 일단 그 단계에 도달하면, 특정 지침들을 고려해봐야 한다.</text:span><text:span text:style-name="T179">&lt;/</text:span><text:span text:style-name="T180">p&gt;</text:span></text:p>
      <text:p text:style-name="P37"/>
      <text:p text:style-name="P73"><text:span text:style-name="T179">&lt;</text:span><text:span text:style-name="T180">p&gt;</text:span><text:span text:style-name="T1">알린스키는 대중 운동 조직가들은 반드시 “명쾌하고 확실한 언어와 계획에 따라 행동해야 한다. 그렇지 않으면 조직을 질식하게 만든다. 조직가가 불명확하게 여기는 것이, 조직 구성원들에게는 끔찍한 혼돈으로 보이기 때문이다.”&lt;</text:span><text:span text:style-name="T152">sup&gt;74&lt;/sup&gt; </text:span><text:span text:style-name="T1">트로츠키는 “우유부단함”을 경고했다: “외과의사가 주저하지 않고 환자의 몸에 칼을 꽂는 것처럼, 혁명당은 망설여서는 안된다.” 여기서 트로츠키는 위기에 처한 현존 사회 질서를 혁명가들이 직접적으로 전복하는 혁명의 마지막 단계에 대해 말하고 있다. 이 단계에 걸쳐 운동량을 유지할 필요가 있다. 알린스키는 대중 운동은 계속해서 활동하고, 패배를 피해야 하며, 적을 끊임없이 압박해야한다는 것을 강조한다.&lt;</text:span><text:span text:style-name="T153">sup&gt;76&lt;/sup&gt; </text:span><text:span text:style-name="T154">트로츠키는 혁명 과정은 오직 “운동의 기세가 객관적 장애물과 부딫히지 않을 때만 진행될 수 있다. </text:span><text:span text:style-name="T1">운동이 장애물에 부딫히면, 반작용이 온다: 혁명 계급의 다양한 층위에 걸쳐 실망감, 냉소가 만연하게 되고, 즉시 반혁명의 힘이 강화된다.”&lt;</text:span><text:span text:style-name="T154">sup&gt;77&lt;/sup&gt;라고 적었다.</text:span><text:span text:style-name="T179">&lt;/</text:span><text:span text:style-name="T180">p&gt;</text:span></text:p>
      <text:p text:style-name="P33"/>
      <text:p text:style-name="P73"><text:span text:style-name="T179">&lt;</text:span><text:span text:style-name="T180">p&gt;</text:span><text:span text:style-name="T1">하지만, 운동량이 유지되어야한다는 규칙은 완전무결한 것이 아니다: 혁명가들은 오직 운동량을 보존하기 위해서 성급하게 중요한 행동을 해서는 안된다. </text:span><text:span text:style-name="T155">1917년 7월, 볼셰비키는 상트페테르부르크 봉기를 의도적으로 중단했다. 아직 때가 무르익지 않았다고 판단했기 때문이다. </text:span><text:span text:style-name="T1">그로 인해 혁명 과정은 일시적으로 운동량을 잃었으며, 볼셰비키는 심각한 피해를 입었다. 하지만 봉기를 지속했다면 </text:span><text:span text:style-name="T144">훨씬 더 </text:span><text:span text:style-name="T1">처참한 피해를 입었을 것이다.&lt;</text:span><text:span text:style-name="T145">sup&gt;78&lt;/sup&gt; </text:span><text:span text:style-name="T1">이는 혁명가들이 주저하지 않고 단호하게 행동해야한다는 규칙과 전혀 상충하지 않는다: 볼셰비키는 실제로 그들이 시기상조라고 판단한 봉기를 중단하기 위해 단호하게 행동했다.</text:span><text:span text:style-name="T179">&lt;/</text:span><text:span text:style-name="T180">p&gt;</text:span></text:p>
      <text:p text:style-name="P56"/>
      <text:p text:style-name="P73"><text:span text:style-name="T179">&lt;</text:span><text:span text:style-name="T180">p&gt;</text:span><text:span text:style-name="T1">알린스키는 도덕적 애매함을 피해야 한다고 강조했다. 대중 운동 조직가들은 모든 </text:span><text:span text:style-name="T146">사안들을</text:span><text:span text:style-name="T1"> 흑백으로 묘사해야한다. 그들의 대의는 순수하고, 숭고하고, 명백한 선이지만, 그들의 적대세력은 절대악이어야 한다.&lt;</text:span><text:span text:style-name="T156">sup&gt;79&lt;/sup&gt; </text:span><text:span text:style-name="T1">모든 도덕적, 인도주의적 망설임들은 다른 망설임들 만큼이나 치명적이기 때문에, 운동의 모든 행동들은 그 자체로 정당한 것으로 간주되어야 한다. 미국 남북전쟁의 링컨과 그랜트, 제</text:span><text:span text:style-name="T157">2차세계대전의 처칠과 루즈벨트 같은 서구 민주주의 국가에서 존경받는 인물들도, 사활이 걸린 투쟁 상황에서 </text:span><text:span text:style-name="T1">도덕적, 인도주의적 망설임이 치명적이라는 사실을 알고 있었다.</text:span><text:span text:style-name="T179">&lt;/</text:span><text:span text:style-name="T180">p&gt;</text:span></text:p>
      <text:p text:style-name="P55"/>
      <text:p text:style-name="P73"><text:span text:style-name="T179">&lt;</text:span><text:span text:style-name="T180">p&gt;</text:span><text:span text:style-name="T1">마찬가지로, 사람들의 기분을 살피느라 행동을 미루거나, 소극적으로 행동하는 것 역시 치명적인 실수이다. 예를들어: 볼셰비키와 맨셰비키는 러시아 사회민주노동당에서 갈라져 나온 두 개의 혁명정당이었다. </text:span><text:span text:style-name="T158">1917년 2월 상트페테르부르크 봉기 직후, 트로츠키는 말했다. </text:span>“<text:span text:style-name="T1">볼셰비키와 맨셰비키는 여전히… 공식 </text:span><text:span text:style-name="T147">사회민주주의 강령을 공유하고 있었다. </text:span><text:span text:style-name="T1">그리고 민주적 혁명을 위한 두 정당의 계획은 문서상으로는 동일해 보였다.” 하지만, 볼셰비키가 지체하지 않고 급진적인 수단들을 취한 반면, 맨셰비키는 부르주아와 자유주의자들</text:span><text:span text:style-name="T159">(liberals)의 반감을 살까봐 주저하였다. &lt;sup&gt;81&lt;/sup&gt; </text:span><text:span text:style-name="T160">트로츠키에 따르면, “절충주의자들”(=맨셰비키와 사회혁명당 지도부&lt;sup&gt;82&lt;/sup&gt;)은 전반적으로 “도피적”이었다. </text:span>“<text:span text:style-name="T1">절충주의자들은 어려움을 피하려 했다. 볼셰비키는 어려움을 직시했다.”&lt;</text:span><text:span text:style-name="T148">sup&gt;83&lt;/sup&gt; </text:span><text:span text:style-name="T161">의회 민주주의가 정상적으로 작동하는 평시에는 절충주의자들의 전략이 적절했을 것이다. 하지만 혁명 상황에서는 오직 패배자들만 그런 전략을 따른다. </text:span><text:span text:style-name="T1">그래서 당연히 볼셰비키가 승리했다.</text:span><text:span text:style-name="T179">&lt;/</text:span><text:span text:style-name="T180">p&gt;</text:span></text:p>
      <text:p text:style-name="P46"/>
      <text:p text:style-name="P73"><text:span text:style-name="T179">&lt;</text:span><text:span text:style-name="T180">p&gt;</text:span><text:span text:style-name="T162">마지막 네 문단들은 체제가 위기 상태에 들어섰을 때 핵심 혁명가들이 대중을 모으고 지도하는 과정에서 고려해야할 부분에 대한 일반적인 지침을 주기 위한 것이다. </text:span><text:span text:style-name="T1">변덕스러운 대중은 불확실성, 도덕적 애매함, 패배, 동면기를 견디지 못할 것이다. 혁명의 길을 부지런하고 끈기있게 준비하는 운동의 초기 단계에서, 헌신적인 핵심 혁명가들은 극적인 활동 없는 오랜 동면기와 전략적 패배 뿐만 아니라, 피할 수 없는 어느 정도의 불확실성을 견디어내야한다. 하지만 일단 혁명 과정이 혁명가들이 체제 전복을 위해 진격하는 마지막 단계에 이르렀을 때, 헌신적인 핵심 혁명가들은 자기 내부에서도 일체의 불확실성, 망설임, 주저, 의심, 가책을 제거하기 위해 노력해야한다. 무엇보다도, 혁명가들의 그러한 내적 망설임은 반드시 그들을 따르는 대중에게 알려질 것이다. 또한, 이런 중대한 시간에는 헌신적인 핵심 혁명가들이 신속하고, 단호하고, 단결된 행동을 하는 것이 중요하다. 핵심 혁명가들 내부에 주저함이나 의견 불일치가 있을 경우 이런 행동을 할 수 없을 것이다. 만약 주저함이나 의견 불일치가 장시간 지속된다면, 가장 깊게 헌신적인 혁명가들조차도 낙담하게될 것이다.</text:span><text:span text:style-name="T179">&lt;/</text:span><text:span text:style-name="T180">p&gt;</text:span></text:p>
      <text:p text:style-name="P46"><text:soft-page-break/></text:p>
      <text:p text:style-name="P73"><text:span text:style-name="T179">&lt;</text:span><text:span text:style-name="T180">p&gt;</text:span><text:span text:style-name="T163">물론, 아마도 체제 전복을 향한 마지막 진격의 순간에도 혁명 지도자들 사이에 주저함과 의견 불일치가 발생할 것이다. </text:span><text:span text:style-name="T1">혁명가들은 이 갈등을 빠르고 확실하게 해결해야 한다. 그래서 그들은 단결된 행동을 보여주어야 하며, 그들을 따르는 대중에게 일관된, 명확한, 단호한 지도력을 제공해야 한다. </text:span>“<text:span text:style-name="T149">볼셰비키의 힘은 의견 불일치, 주저함, 두려움을 겪지 않았다는데서 나오지 않았다. </text:span><text:span text:style-name="T1">사실, 볼셰비키의 힘은 최악의 상황에서 내부 불화를 극복하고 적절한 시기에 스스로를 가다듬고, 일련의 사건들에 결정적으로 개입할 좋은 기회를 붙잡았다는데서 나왔다.”&lt;</text:span><text:span text:style-name="T164">sup&gt;84&lt;/sup&gt;</text:span><text:span text:style-name="T179">&lt;/</text:span><text:span text:style-name="T180">p&gt;</text:span></text:p>
      <text:p text:style-name="P70"/>
      <text:p text:style-name="P73"><text:span text:style-name="T179">&lt;</text:span><text:span text:style-name="T180">p&gt;</text:span><text:span text:style-name="T165">늘 그렇듯이, 독자는 현실세계의 사건들은 예측 불가능하다는 것을 기억해야 한다. </text:span><text:span text:style-name="T1">앞선 문단들은 기계적으로 적용할 수 있는 엄격한 규칙이 아니라, 그저 일반적 지침일 뿐이다. 현실 혁명 정치에서 발생하는 구체적인 상황에 맞게 이 지침들을 수정해야할 수도 있다.</text:span><text:span text:style-name="T179">&lt;/</text:span><text:span text:style-name="T180">p&gt;</text:span></text:p>
      <text:p text:style-name="P54"/>
      <text:p text:style-name="P73"><text:span text:style-name="T179">&lt;</text:span><text:span text:style-name="T180">p&gt;</text:span>13. <text:span text:style-name="T1">혁명가들을 주저하게 만들 가능성 하나를 짚고 넘어갈 필요가 있다. 얼마 전 이 저자는 편지를 받았다. 그는 체제가 붕괴될 때 핵전쟁이 발발할 가능성이 높아짐에도 불구하고 혁명가들이 기술 체제를 붕괴시키기 위해 노력해야하느냐고 질문했다. 그에 대한 대답은, 혁명가들은 그런 위험 때문에 단념해선 안된다는 것이다.</text:span><text:span text:style-name="T179">&lt;/</text:span><text:span text:style-name="T180">p&gt;</text:span></text:p>
      <text:p text:style-name="P53"/>
      <text:p text:style-name="P73"><text:span text:style-name="T179">&lt;</text:span><text:span text:style-name="T180">p&gt;</text:span><text:span text:style-name="T1">첫째, </text:span><text:span text:style-name="T166">(파키스탄, 북한, 이란 같은)</text:span><text:span text:style-name="T1">불안정하거나 무책임한 국가들에게 핵무기는 계속해서 확산될 것이며, 영구적으로 중단될 것 같아 보이지 않는다.&lt;</text:span><text:span text:style-name="T166">sup&gt;85&lt;/sup&gt; </text:span><text:span text:style-name="T1">결과적으로, 기술 체제가 오래 생존할 수록 핵전쟁의 위험은 높아진다. 장기적으로, 체제가 빨리 붕괴할 수록 핵전쟁의 위험은 낮아진다.</text:span><text:span text:style-name="T179">&lt;/</text:span><text:span text:style-name="T180">p&gt;</text:span></text:p>
      <text:p text:style-name="P52"/>
      <text:p text:style-name="P73"><text:span text:style-name="T179">&lt;</text:span><text:span text:style-name="T180">p&gt;</text:span><text:span text:style-name="T1">둘째, 대부분의 사람들은 대규모 핵전쟁이 일어나면 인류와 대부분의 포유류가 멸종할 것이라고 간주한다. 하지만 이런 가정은 아마 틀렸을 것이다. 그러한 전쟁의 결과가 끔찍하리라는 것에는 의심의 여지가 없다. 하지만 이 문제들을 진지하게 연구하는 학자들은 핵전쟁이 일어난다고 해서 대부분의 포유류들이 깔끔하게 쓸려나가거나 인류가 사라지는 일은 없을 것이라고 생각한다.&lt;</text:span><text:span text:style-name="T167">sup&gt;86&lt;/sup&gt;</text:span><text:span text:style-name="T179">&lt;/</text:span><text:span text:style-name="T180">p&gt;</text:span></text:p>
      <text:p text:style-name="P51"/>
      <text:p text:style-name="P73"><text:span text:style-name="T179">&lt;</text:span><text:span text:style-name="T180">p&gt;</text:span><text:span text:style-name="T168">셋째, 기술 체제가 그것의 논리적 귀결점에 도달하는 것을 막지 않으면, 결국 이 행성은 오늘날 우리가 알고 있는 일체의 복잡 생명체가 살 수 없는 불모지가 될 것이라고 믿을만한 이유들이 넘쳐난다. </text:span><text:span text:style-name="T1">제</text:span><text:span text:style-name="T168">2장 파트4 참고. </text:span><text:span text:style-name="T1">따라서 우리가 핵전쟁과 체제 존속 둘 중 하나를 선택해야 한다면, 우리는 핵전쟁을 차악으로서 선택해야한다.</text:span><text:span text:style-name="T179">&lt;/</text:span><text:span text:style-name="T180">p&gt;</text:span></text:p>
      <text:p text:style-name="P47"/>
      <text:p text:style-name="P73"><text:span text:style-name="T179">&lt;</text:span><text:span text:style-name="T180">p&gt;</text:span><text:span text:style-name="T1">넷째, 체제 수호자들이 핵전쟁이나 여타 끔찍한 결과를 들먹이며 우리에게 하는 협박에 굴복할 생각이라면, 그냥 혁명을 포기하는게 낫다. 혁명의 목표를 일체의 유보조항이나 자격조항으로 제한하게될 경우, 중대한 시기에 치명적인 망설임으로 이어질 것이므로, 혁명 운동은 성공할 수 없다. 혁명가들은 무슨 일이 벌어지더라도 반드시 체제 붕괴라는 목표를 달성해야 한다. 당신은 결정을 내려야 한다: 체제 붕괴로 인해 어떠한 극단적인 위험과 끔찍한 재앙이 닥치더라도 체제를 무너뜨리고 싶은가? 당신이 이 질문에 “예”라고 대답할 용기가 없다면, 더 이상 현대 사회가 얼마나 못되먹었는지 불평하지 말고 그냥 최대한 적응하며 사는게 낫다. 체제 붕괴 외에는 재앙을 피할 방법이 없기 때문이다.</text:span><text:span text:style-name="T179">&lt;/</text:span><text:span text:style-name="T180">p&gt;</text:span></text:p>
      <text:p text:style-name="P50"/>
      <text:p text:style-name="P73"><text:span text:style-name="T179">&lt;</text:span><text:span text:style-name="T180">p&gt;</text:span>14. <text:s/><text:span text:style-name="T169">문단 </text:span><text:span text:style-name="T170">12번, 13번에서, 우리는 체제가 심각한 위기에 처했을 때 혁명가들이 따라야할 지침 몇가지를 제안했다. </text:span><text:span text:style-name="T1">앞으로는 혁명을 향한 마지막 진격의 순간이 올 때까지, 운동의 역량을 쌓는 오랜 준비 기간에 대해 논할 것이다.</text:span><text:span text:style-name="T179">&lt;/</text:span><text:span text:style-name="T180">p&gt;</text:span></text:p>
      <text:p text:style-name="P33"/>
      <text:p text:style-name="P73"><text:span text:style-name="T179">&lt;</text:span><text:span text:style-name="T180">p&gt;</text:span><text:span text:style-name="T1">문단 </text:span><text:span text:style-name="T171">1에서 우리가 이미 지적했듯이, 혁명상황에서 승리는 숫자가 아니라 사회 운동의 역학에 의해 결정된다. </text:span><text:span text:style-name="T172">문단 10에서 우리는 수적으로 작은 운동이 성공적으로 혁명을 일으킨 사례들을 살펴보았다. </text:span><text:span text:style-name="T1">작지만 잘 조직된,&lt;</text:span><text:span text:style-name="T172">sup&gt;87&lt;/sup&gt; 단결된, 깊이 헌신하는 운동이, 그렇지 않은 엄청나게 거대한 <text:s/>운동보다 성공할 가능성이 훨씬 높다. </text:span><text:span text:style-name="T1">다시 말해서, 양보다 질이 더 중요하다.&lt;</text:span><text:span text:style-name="T173">sup&gt;88&lt;/sup&gt; </text:span><text:span text:style-name="T174">따라서, 조직은 미래의 혁명을 위해 힘을 쌓을 때, 인원 수를 늘리기 보다는, 대의를 위해 전적으로 헌신할 수 있는 수준높은 사람들을 모집하는데 철저하게 집중해야한다. </text:span><text:span text:style-name="T1">그들은 오직 한 가지 대의에만 헌신해야 한다. 결코 그 외의 다른 대의에 헌신해서는 안된다. 혁명조직의 가입기준은 이런 유형의 사람들에게 맞춰 최대한 제한되어야 한다. 선별모집은 필수이다.&lt;</text:span><text:span text:style-name="T175">sup&gt;89&lt;/sup&gt;</text:span><text:span text:style-name="T179">&lt;/</text:span><text:span text:style-name="T180">p&gt;</text:span></text:p>
      <text:p text:style-name="P48"/>
      <text:p text:style-name="P73"><text:soft-page-break/><text:span text:style-name="T179">&lt;</text:span><text:span text:style-name="T180">p&gt;</text:span>15. <text:span text:style-name="T1">혁명가들의 목표가 기술 사회의 완전한 제거라면, 그들은 그 사회의 가치와 도덕률을 폐기하고, 그 자리를 혁명의 목표에 맞게 설계된 새로운 가치와 새로운 도덕률로 대체해야한다. 트로츠키는 이렇게 말했다:</text:span><text:span text:style-name="T179">&lt;/</text:span><text:span text:style-name="T180">p&gt;</text:span></text:p>
      <text:p text:style-name="P49"/>
      <text:p text:style-name="P72"><text:span text:style-name="T1">&lt;</text:span><text:span text:style-name="T178">blockquote&gt;</text:span><text:span text:style-name="T1">볼셰비즘은 당대 사회와 양립할 수 없는 역사적 목표에 맞게 자신의 생각과 도덕적 판단을 종속시킨 진정한 혁명가를 만들었다… 볼셰비키 당은 부르주아 사회의 의견으로부터 독립하고 그것에 완고하게 반대하는 정치적 매개 뿐만 아니라 도덕적 매개도 만들었다. 이것은 볼셰비키가 내부 갈등을 극복하도록 도왔을 뿐만 아니라, </text:span><text:span text:style-name="T176">10월 혁명을 가능케 했던 용감한 결단력을 가져다 주었다.&lt;</text:span><text:span text:style-name="T177">sup&gt;91&lt;/sup&gt;&lt;/</text:span><text:span text:style-name="T178">blockquote&gt;</text:span></text:p>
      <text:p text:style-name="P71"/>
      <text:p text:style-name="P73"><text:span text:style-name="T179">&lt;</text:span><text:span text:style-name="T180">p&gt;</text:span><text:span text:style-name="T179">오직 과거의 가치와 도덕률을 버리고 혁명적 가치와 도덕률을 받아들일 준비가 되어있는 사람만을 혁명 운동의 일원으로 받아줘야 한다. </text:span><text:span text:style-name="T1">혁명가들의 메시지는 일반 대중이 아닌, 혁명조직에 헌신하는 구성원이 될 잠재력이 있는 소수의 사람들을 겨냥해 설계되어야 한다.</text:span><text:span text:style-name="T179">&lt;/</text:span><text:span text:style-name="T180">p&gt;</text:span></text:p>
      <text:p text:style-name="P33"/>
      <text:p text:style-name="Standard">16. It follows that the revolutionaries should never retreat from their extreme positions for the sake of popularity or to avoid offending the moral or other sensibilities of the general public. 92 If the revolutionary organization were to dilute its message or prevaricate in order to avoid offending people it would discourage its own members and lose their respect, weakening their commitment to the organization; it would lose the respect of the best kind of potential recruits while attracting many who were incapable of total commitment to the organization; and it would lose the respect of the general public. A revolutionary organization should seek not to be liked, but to be respected, and it should have no aversion to being hated and feared. Mao regarded hatred of a revolutionary organization as a sign that it was effective. 93 It is to such an organization that many people will turn in a time of crisis when they have lost all confidence in the existing social order and are desperate or angry. </text:p>
      <text:p text:style-name="Standard">17. Revolutionaries will not suddenly become effective agitators, propagandists, organizers and leaders at the moment when the system reaches a crisis. They will need to begin developing these abilities through practical experience long before the crisis arrives. In order to acquire such experience, revolutionaries will have to involve themselves in political efforts that are peripheral to the central issue of technology. For example, an anti-tech organization might join with other groups in addressing some environmental issue of special importance—though it will be necessary for the revolutionaries to make very clear that the environmental issue is a sideshow and that the long-term goal must be to eliminate the entire technological system. </text:p>
      <text:p text:style-name="Standard">In all such activities the revolutionary organization should strive to prove itself more determined and more effective than the other groups involved, for when a crisis arrives the organization will more readily acquire a mass following if it has already demonstrated its superior effectiveness. “[I]n the course of struggle... broad masses must learn from experience that we fight better than the others, that we see more clearly than the others, that we are more audacious and resolute. "94 </text:p>
      <text:p text:style-name="Standard">Another way revolutionaries can acquire practical experience will be through the publication of a newspaper or journal devoted to anti-tech work. Lenin wrote: </text:p>
      <text:p text:style-name="Standard">170 </text:p>
      <text:p text:style-name="Standard">ANTI-TECH REVOLUTION </text:p>
      <text:p text:style-name="Standard">A paper is not merely a collective propagandist and collective agitator, it is also a collective organizer.... With the aid of, and around a paper, there will automatically develop an organization that will be concerned, not only with local activities, but also with regular, general work; it will teach its members carefully to watch political events, to estimate their importance and their influence on the various sections of the population, and to devise suitable methods to influence these events through the revolutionary party. The mere technical problem of procuring a regular supply of material for the newspaper and its regular distribution will make it necessary to create a network of agents... who will be in close contact with each other..... 95 </text:p>
      <text:p text:style-name="Standard">Nowadays, of course, a newspaper or journal will likely be published not only in print but also on the Internet; or perhaps even on the Internet alone. </text:p>
      <text:p text:style-name="Standard"><text:soft-page-break/>e </text:p>
      <text:p text:style-name="Standard">C </text:p>
      <text:p text:style-name="Standard">18. In order to be effective, a revolutionary organization must be capable of unity in action. As Fidel Castro put it: “No one can expect anything useful from an organization comprised of anarchic men who, at the first disagreement, seek their own road, breaking and destroying the machine.” Consequently, Castro put great importance on discipline.96 </text:p>
      <text:p text:style-name="Standard">Stalin stressed the need for “unity of will” and “absolute and complete unity of action on the part of all members of the Party.” He set forth an admirable theory: </text:p>
      <text:p text:style-name="Standard">[Unity) does not mean of course that there will never be any conflict of opinion within the Party. On the contrary, iron discipline does not preclude but presupposes criticism and conflicts of opinion within the Party. Least of all does it mean that this discipline must be 'blind' discipline. On the contrary iron discipline does not preclude but presupposes conscious and voluntary submission, for only conscious discipline can be truly iron disci pline. But after a discussion has been closed, after criticism has run its course and a decision has been made, unity of will and unity of action become indispensable conditions without which Party unity and iron disci pline in the Party are inconceivable. 97 </text:p>
      <text:p text:style-name="Standard">Needless to say, Stalin was concerned above all to maintain his own power, and consequently he never allowed the democratic aspect of the foregoing theory to be put into practice. But this need not prevent us from recognizing that the theory itself-that decisions are to be arrived at with </text:p>
      <text:p text:style-name="Standard">CHAPTER FOUR: SECTION 19 </text:p>
      <text:p text:style-name="Standard">171 </text:p>
      <text:p text:style-name="Standard">free discussion and criticism throughout the organization, after which all members will be expected to obey the decisions that have been made whether or not they personally agree with them-is an excellent one for a revolutionary organization to follow. </text:p>
      <text:p text:style-name="Standard">Nelson Mandela would have agreed with Stalin's theory (though not, of course, with Stalin's practice), for he "believed passionately in democ racy” within the African National Congress, 18 yet insisted on party disci pline: Once a decision had been made by the organization, all members had to comply with it. “Having subjugated his own will to the movement, he was determined that others should do so too."99 </text:p>
      <text:p text:style-name="Standard">But it has to be conceded that in practical terms the theory is not as democratic as it sounds. First, many decisions will need to be made quickly, with no time for discussion by the rank and file. The organization will have to have some sort of executive body that is empowered to make such decisions, and the rank and file will have to obey the decisions so made. Second, even when there is sufficient time, the organization can't be effective if many decisions are made by a simple head-count, so many votes on one side, so many on the other. However offensive it may be to our democratic sensibilities, the plain truth is that some individuals will have vastly more knowledge and experience relevant to the functioning of the organization than others will. Every member of the organization should be listened to, but the main responsibility for decision-making will have to rest with a relatively small group of leaders100 comprising those members who are best informed and have the highest level of political and organi zational skill. Thus, an effective revolutionary organization will require a significant measure of hierarchy and discipline.101 </text:p>
      <text:p text:style-name="Standard">The so-called "democratic” countries in today's world are in reality governed by political parties. In even the most democratic of these parties, decisions are made primarily by a limited inner circle of leaders102 who pay only as much attention as they think expedient to the opinions of the rank and file. A close approximation to true democracy can exist only in soci eties organized on a very small scale, such as the nomadic bands of African pygmies.103 In any modern, large-scale society, a political organization that attempts to maintain a truly democratic internal structure will condemn itself to impotence. </text:p>
      <text:p text:style-name="Standard">19. Recognition of the importance of unity might lead to an erro neous conclusion, namely, that a revolutionary organization should never </text:p>
      <text:p text:style-name="Standard">172 </text:p>
      <text:p text:style-name="Standard">ANTI-TECH REVOLUTION </text:p>
      <text:p text:style-name="Standard"><text:soft-page-break/>split when there are disagreements over principles, strategy, or tactics. Of course, a faction shouldn't split from its parent organization for slight reasons or while there is a good prospect of resolving disagreements through discussion, or when there is an acute, immediate need to present a united front against adversaries. But an organization cannot be truly unified when there is within it a persistent, irreconcilable disagreement over a question of far-reaching importance. If such a disagreement develops among the members of a revolutionary organization, and if there is no apparent likeli hood of resolving the disagreement within a reasonable time, it will usually be best if the dissident minority separates itself from the parent group. This will leave the parent group and the minority each with its own indepen dent unity. If the minority is wrong it presumably will remain weak, while the parent group leads the revolution. On the other hand, if the minority's view is proven right through practice, then the minority can be expected to assume leadership when the time is ripe and leave its parent organization in the dust. </text:p>
      <text:p text:style-name="Standard">Lenin said, “We must not be afraid to be a minority,"104 and he never hesitated to act accordingly when he was sure he was right. Trotsky makes clear that Lenin always insisted on pursuing his own line no matter what the rest of the Bolsheviks thought. Lenin preferred to be a member of a small minority that was right rather than compromise his views in order to get broader support.105 Thus he and his Bolsheviks, though they consti tuted a minority within the Social Democratic Party, split from their rivals, the Mensheviks (effectively in 1903, formally in 1912) and took their own road.106 Because their road turned out to be the right one, they eventually prevailed over the Mensheviks. </text:p>
      <text:p text:style-name="Standard">Again, at the outbreak of World War I in 1914, Lenin adopted and maintained an anti-war position and even advocated “transforming the imperialist war into civil war," despite the fact that he was supported in this only by his “closest comrades," who comprised “a minority within the group of anti-war Socialists, who, in turn, constituted a small minority of the international Socialist movement... 9107 Lenin and his minority prevailed in the end because their judgment of the political situation had been better than that of other socialists. </text:p>
      <text:p text:style-name="Standard">When Lenin announced his “April Theses” in the spring of 1917 these were met with hostility by the other Bolshevik leaders, who thought he was “temporarily disorientated.”108 Lenin persisted, however, and in this case he did succeed after several weeks in bringing the rest of the party </text:p>
      <text:p text:style-name="Standard">VY </text:p>
      <text:p text:style-name="Standard">CHAPTER FOUR: SECTION 20 </text:p>
      <text:p text:style-name="Standard">173 </text:p>
      <text:p text:style-name="Standard">over to his view.109 Much the same thing happened in October of that year when, at first against the opposition of the majority of the Bolshevik leaders but eventually with success, Lenin advocated the insurrection that put the Bolsheviks in control of Russia.110 </text:p>
      <text:p text:style-name="Standard">Lenin won out in these conflicts only because his political judgment was better than that of his opponents. If his opponents had advocated more effective policies, they would have prevailed in the end and Lenin would have sunk into obscurity. </text:p>
      <text:p text:style-name="Standard">Lenin of course was a political genius, so he could afford to be confi dent to the point of arrogance in his political judgments. Those of us who are not equally gifted should be more cautious about risking a split in a revolutionary movement. Nevertheless, when it has become clear that there are deep and irreconcilable disagreements between different factions, it will generally be advisable for a movement to split. </text:p>
      <text:p text:style-name="Standard">20. A revolutionary movement needs to be self-confident. Alinsky, in explaining the techniques he had used throughout his long and successful career as a social and political activist, emphasized that a community organizer had to have confidence in himself111 and had to instill confidence in the people he was organizing. As long as people lacked confidence in their own power to bring about great changes they remained passive and apathetic, but once they were imbued with a sense of their own power they could become energetic, active, and effective. 112 Trotsky noted the significance of the fact that the Bolsheviks “believed in their own truth and their victory."113 The international communist move ment-successor to the Bolsheviks—placed importance on “belief in the triumph of our cause."114 </text:p>
      <text:p text:style-name="Standard"><text:soft-page-break/>When Fidel Castro claimed that he could start a revolution with ten or fifteen men (see above, section 10), he added an important condition: His men had to have "absolute faith," presumably meaning absolute faith in their own eventual victory. The term “absolute faith” must be taken with a grain of salt. Given Marxism's claim to be “scientific” and the enormous prestige of science, it's not surprising that many Marxists of the 19th and the early 20th century had absolute faith in the eventual victory of the proletarian revolution. But nowadays well-informed people are more sophisticated, more skeptical. If you try to tell them that your movement is absolutely certain to achieve victory, you will attract only those who are either thoroughly irrational or extraordinarily naïve. </text:p>
      <text:p text:style-name="Standard">174 </text:p>
      <text:p text:style-name="Standard">ANTI-TECH REVOLUTION </text:p>
      <text:p text:style-name="Standard">n </text:p>
      <text:p text:style-name="Standard">Castro, however, in speaking of“absolute faith,” may have been refer ring not to a literal belief in the certainty of victory but to a psychological state: to buoyant self-confidence and a subjective sense of power-quali ties that encourage people to exert themselves to the limit, to recover from repeated defeats, and to persist in the face of difficulties that less inspired individuals would see as insurmountable. This psychological state does not require an absolute certainty of success, but it does at least require a belief that one will have an excellent chance of success if only one works hard enough and long enough and shows sufficient energy, courage, willpower, skill, and determination. </text:p>
      <text:p text:style-name="Standard">Such a belief can be rationally sustained. Self-confidence tends to : be self-justifying, in the sense that confidence that one can succeed tends to lead to actual success. A chief determinant, if not the chief determi nant, of success for a revolutionary movement is its faith in itself. Faith leads to deep commitment; it inspires heroic efforts and persistence in the face of overwhelming difficulties. Given such faith and commitment, a movement may achieve things that no one thought possible. Above, section 10, we've given examples of tiny groups of seeming “cranks” who initiated successful revolutions against what appeared at the outset to be impossible odds. Numerous examples can be cited—we will cite some in a moment—of groups that eventually achieved victory only because they had the self-confidence to persist in the face of defeat and even when their situation seemed hopeless. </text:p>
      <text:p text:style-name="Standard">Conversely, when people lack confidence in their power to achieve things they will not in fact achieve anything difficult, because no one will exert himself to the limit when he has little hope that his efforts will be rewarded with any impressive result. For the same reason it is a serious mistake to set modest goals for a revolutionary movement on the ground that such goals are “realistic.” Only a truly world-transforming goal can inspire people to accept hardship, risk, and sacrifice, and to put forth the extreme effort that will be necessary for the success of any real revolu tionary movement in the world today. 115 </text:p>
      <text:p text:style-name="Standard">It follows that the goal a revolutionary movement sets itself must be nothing less than the total collapse of the technological system. The move ment moreover must consistently insist that its chances of achieving that goal will be excellent if its members show a sufficient level of commitment, energy, courage, willpower, skill, and persistence. </text:p>
      <text:p text:style-name="Standard">CHAPTER FOUR: SECTION 21 </text:p>
      <text:p text:style-name="Standard">175 </text:p>
      <text:p text:style-name="Standard">21. An important note of clarification: The rule that a revolu tionary movement should be self-confident refers to confidence in its ability to reach its ultimate goal—that of consummating the revolution. Overconfidence in carrying out particular projects or operations must be carefully guarded against, because overconfidence leads to carelessness and carelessness leads to failure. That's why Lenin habitually exaggerated the potential risks involved in any action and worked out his plans with metic ulous care. 116 As Trotsky said, “one must be prudent to win the right to be bold."117 </text:p>
      <text:p text:style-name="Standard">Prudence demands that one take care not to underestimate one's adversary. Underestimation of the adversary leads to overconfidence, thence to carelessness and defeat. In general, it is safer to <text:soft-page-break/>overestimate one's adversary. Such was the policy of Lenin.118 Mao emphasized that while one must have confidence in one's ability to defeat the enemy in the long run, one must never slacken one's efforts through overconfidence during the actual process of struggle: </text:p>
      <text:p text:style-name="Standard">e </text:p>
      <text:p text:style-name="Standard">Comrade Mao Tsetung has repeatedly pointed out: strategically, with regard to the whole, revolutionaries must despise the enemy, dare to struggle against him and dare to seize victory; at the same time, tactically, with regard to each part, each specific struggle, they must take the enemy seriously, be prudent, carefully study and perfect the art of struggle... . 119 </text:p>
      <text:p text:style-name="Standard">In line with this, it should be understood that the rule that a revo lutionary movement must have an ambitious, world-transforming goal refers only to the movement's ultimate goal. The movement's subsidiary goals—the goals that are steps on the way to the ultimate goal-should be prudently and carefully selected. Mao advised, “fight no battle you are not sure of winning."120 Mao apparently was thinking primarily of a military situation, but whether in a military or in any other situation, his advice would be impractical if taken in a strictly literal sense. Seldom can one be really sure of success in any enterprise. However, in contemplating any project or action, revolutionaries should cautiously balance the advantages to be gained through success against the risk of defeat. Trotsky pointed out: “Every defeat... changes [the correlation of forces]... to the disad vantage of the vanquished, for the victor gains in self-confidence and the vanquished loses faith in himself.”121 </text:p>
      <text:p text:style-name="Standard">176 </text:p>
      <text:p text:style-name="Standard">ANTI-TECH REVOLUTION </text:p>
      <text:p text:style-name="Standard">The hard core of a revolutionary movement needs to have the confi dence, the commitment, and the psychological toughness to recover from repeated defeats and carry on in spite of them. But even the most deeply committed revolutionaries are, after all, human, and may be weakened by defeats or failures. Therefore one should risk a defeat or a failure only when there is a strong reason for doing so. </text:p>
      <text:p text:style-name="Standard">. </text:p>
      <text:p text:style-name="Standard">22. The negative effect of defeats will be mitigated if revolutionaries understand that, following a crushing defeat that seems to leave a group in a hopeless situation, a determined renewal of effort by whatever is left of the group very often leads to victory. </text:p>
      <text:p text:style-name="Standard">In a surprise attack at midwinter, 877–78, Danish Vikings seized control of Wessex, the country of the West Saxons. Believing that resistance was futile, the Saxons submitted to the invaders, but their king, Alfred, escaped with a few followers to the woods and moors of Somerset, and by Easter 878 he had established himself in a fort on an island in the Somerset marshes. At some point, either before or after reaching the marshes, Alfred collected a small army, and from the fort his men harassed the Danes with guerrilla attacks. About the middle of May Alfred summoned Şaxon warriors from neighboring parts of Wessex and marched with them against the Danes, whom he defeated decisively at the Battle of Edington.122 Alfred's “memory lived on through the Middle Ages and in legend as that of a king who won victory in apparently hopeless circumstances."123 </text:p>
      <text:p text:style-name="Standard">Even more impressive is the case of Robert Bruce.124 Toward the end of the 13th century, Edward I of England occupied Scotland and made it into something like an English colony. The Scots were restive under English rule, and in 1306 Robert Bruce, whose ancestry gave him a claim to the kingship, had himself inaugurated as King of Scotland. But within three months he was defeated in battle by the forces of Edward I and became a hunted fugitive, forced at times to survive under condi tions of the greatest hardship.125 At this stage his cause seemed hopeless. He had hardly any money or troops,126 and the weakness of his position was “almost ludicrous."127 Nevertheless, over the succeeding years Bruce waged a savage guerrilla campaign, gradually increasing the territory he controlled and the number of his followers until, in 1314, he defeated the English decisively at the Battle of Bannockburn. After that he reigned in effect as King of Scotland, though he did not secure English recognition of Scotland's independence until 1328. Bruce's rise from a hunted fugitive </text:p>
      <text:p text:style-name="Standard">CHAPTER FOUR: SECTION 22 </text:p>
      <text:p text:style-name="Standard">177 </text:p>
      <text:p text:style-name="Standard"><text:soft-page-break/>to ruler of an independent kingdom is seen by some as incredible, 128 but it does not look incredible to those who have noticed how often in history seemingly lost causes have eventually triumphed. </text:p>
      <text:p text:style-name="Standard">In the autumn of 1878, the Social Democratic movement in Germany was very nearly destroyed by the Socialist Law of October 19 of that year, which was enforced with extreme severity and had the effect of abolishing any “societies with 'social-democratic, socialistic, or communist’ tenden cies."129 “As their foes were encouraged, many of the Social Democrats lost heart. ... [T]he movement nearly disintegrated completely."130 But within a year some of the tougher and more persistent Social Democrats were publishing a paper in Switzerland and devising ways of smuggling it into Germany.131 Meanwhile, other members of the movement developed legal and illegal subterfuges that enabled them to circumvent the Socialist Law and build a new organization for the party,132 so that by the autumn of 1884 German Social Democracy was stronger than ever133—even though it was still illegal. </text:p>
      <text:p text:style-name="Standard">According to Mao, “in 1931... some comrades became proud and overweening. The result was [a]... serious error in the political line, which cost us about 90 percent of the revolutionary forces that we had built up with so much toil.”134 An editors' note explains: </text:p>
      <text:p text:style-name="Standard">The erroneous ‘Left' line dominated the Party for a particularly long time (four years) and brought extremely heavy losses, with disastrous conse quences, to the Party and the revolution. A loss of 90 percent was inflicted on the Chinese Communist Party, the Chinese Red Army and its base areas....135 </text:p>
      <text:p text:style-name="Standard">But the Communists persisted in their efforts, rebounded from their defeats and, as we know, by 1949 had made themselves masters of China. </text:p>
      <text:p text:style-name="Standard">In South Africa during the early 1970s the ANC (African National Congress) seemed thoroughly defeated and almost defunct.136 But what was left of the organization continued the struggle, with the result that the ANC eventually recovered its strength, made itself the dominant political force in South Africa, and subsequently became the ruling party of that country. </text:p>
      <text:p text:style-name="Standard">The Bolsheviks repeatedly recovered from severe defeats. When the Social Democrats of Russia (who included the Bolsheviks137) “helped to rouse antigovernment demonstrations” in 1905, their insurrection failed, </text:p>
      <text:p text:style-name="Standard">178 </text:p>
      <text:p text:style-name="Standard">ANTI-TECH REVOLUTION </text:p>
      <text:p text:style-name="Standard">and “they were arrested, imprisoned, or exiled. "138 To one who lived through those days it seemed that “[t]he revolution was dying.... Darkness and despair had set in [among the intelligentsia].”139 “But Lenin did not despair of success. ... For him there were lessons to be learned, new plans to be worked out, alternate methods of revolution to be considered."140 </text:p>
      <text:p text:style-name="Standard">Again in 1914, at the outbreak of World War I, “the revolutionary movement died down. ... The revolutionary ideas were barely kept glowing in small and hushed circles. In the factories in those days nobody dared to call himself 'Bolshevik' for fear not only of arrest, but of a beating from the backward workers."141 As we mentioned earlier (section 10), the Bolsheviks' centralized organization was destroyed at this time through the arrest of their delegates in the Duma. Nevertheless the Bolsheviks persisted, and following the February 1917 insurrection and the implementation of Lenin's “April Theses” they made themselves into an important force in the Russian revolutionary process. </text:p>
      <text:p text:style-name="Standard">However, as a result of the “July Days” (the abortive insurrection of July 1917;142 see section 12, above) the Bolsheviks again suffered a severe setback,143 one that would have been fatal to a less determined group. </text:p>
      <text:p text:style-name="Standard">‘After the July Days,' writes V. Yakovleva, at that time a member of the Central Committee..., 'all reports from the localities described with one voice not only a sharp decline in the mood of the masses, but even a definite hostility to our party. In a good number of cases our speakers were beaten up. The membership fell off rapidly, and several organizations... even ceased to exist entirely.' ... The efflux from the party in some cases reached such a scale that only after a new registration of members could the organization begin to live a proper life.144 </text:p>
      <text:p text:style-name="Standard"><text:soft-page-break/>W </text:p>
      <text:p text:style-name="Standard">We've emphasized that any major defeat is dangerous. But if a revo lutionary organization has a hard core that is absolutely committed and determined, the organization in some cases may actually be strengthened by a defeat because its weaker members are weeded out: If they don't leave the organization, they at least reveal themselves by their wavering during the period of failures and difficulties. Thus the hard core is consolidated, because its members are clearly distinguished from the weaker members of the organization. Trotsky notes in reference to the July Days: </text:p>
      <text:p text:style-name="Standard">This sharp turn in the mood of the masses produced an automatic, and moreover an unerring, selection within the cadres of the party. Those </text:p>
      <text:p text:style-name="Standard">CHAPTER FOUR: SECTION 22 </text:p>
      <text:p text:style-name="Standard">179 </text:p>
      <text:p text:style-name="Standard">[Bolsheviks] who did not tremble in those days could be relied on abso lutely in what was to come. They constituted a nucleus in the shops, in the factories, in the districts. On the eve of [the Bolshevik seizure of power in October 1917], in making appointments and allotting tasks, the organizers would glance round many a time calling to mind who bore himself how in the July Days.145 </text:p>
      <text:p text:style-name="Standard">· In this way the Bolsheviks drew an advantage from their July defeat when the time came for them to take control of Russia. But just a few months after their seizure of power they again came close to total defeat with the invasion of the “White” counterrevolutionaries and their Western allies: </text:p>
      <text:p text:style-name="Standard">[T]he Bolsheviks were about to fall. It seemed a matter of days. Ruin surrounded them, from the Pacific and all across Siberia and the Urals, their power had collapsed. The Germans were in charge in the Ukraine, where a voluntary army was forming against the Bolsheviks, and the English were landing in the north. As was famine.146 </text:p>
      <text:p text:style-name="Standard">In these circumstances, nothing but the unbreakable determination of the hard core of the Bolshevik Party enabled it to survive. But it did survive, and it retained its iron grip on Russia for more than sixty years thereafter. </text:p>
      <text:p text:style-name="Standard">This ability to bounce back from severe defeats is a trait that seems characteristic of successful revolutionary leaders. The trait is delineated with particular clarity in the case of Fidel Castro. Matthews emphasizes “Fidel's incorrigible optimism and fighting spirit”147: </text:p>
      <text:p text:style-name="Standard">n se </text:p>
      <text:p text:style-name="Standard">ms </text:p>
      <text:p text:style-name="Standard">'The most important feature of Fidel's character,' his brother Raúl said to me..., is that he will not accept defeat.' </text:p>
      <text:p text:style-name="Standard">Every phase of his life, from childhood to the present, proves this point. ... Fidel never gave up; he never lost heart; he seems immune to discouragement and dismay.148 </text:p>
      <text:p text:style-name="Standard">Fidel Castro was like Lenin in having the gift of inspiring all those around him by his faith in himself and in what he was doing. ... [I]t showed up best in the worst and apparently most hopeless periods.149 </text:p>
      <text:p text:style-name="Standard">180 </text:p>
      <text:p text:style-name="Standard">ANTI-TECH REVOLUTION </text:p>
      <text:p text:style-name="Standard">23. In these pages we may seem to be making heroes of such men as Robert Bruce, Lenin, Mao, Castro, the extreme Irish nationalists, and so forth. Certainly the deeds of all these people were of heroic magni tude. But this doesn't mean that we should admire them as human beings, still less that we should respect their goals or their values. The Bolshevik/ Communist leaders were committed technophiles,150 and therefore the adversaries of those of us who believe that modern technology is pushing the world toward disaster. Robert Bruce may (or may not) have made some pretense of patriotic motives,151 but in all probability his real motive was personal ambition152—he wanted to be king of Scotland--and in the service of that ambition he inflicted terrible cruelties not only on the English but even on some of his fellow Scotsmen.153 In the twentieth century, as we pointed out in Chapter Three, there was no reason why Ireland needed to become independent of Britain.154 It was solely in order to satisfy their own psychological needs that the Irish nationalists provoked the war of independence that brought suffering and death to so many of their coun trymen, and the Irish <text:soft-page-break/>are no better off today than they would have been if Ireland had remained part of the United Kingdom. </text:p>
      <text:p text:style-name="Standard">Here we've taken notice of some of the revolutionaries of the past only because we can learn something from their experience and their methods. If we've cited Communist leaders more often than others, we've done so not from any sympathy for Communism but only because the Communists, by and large, have been the most effective and successful revolutionaries of the 20th century. </text:p>
      <text:p text:style-name="Standard">un </text:p>
      <text:p text:style-name="Standard">24. Professional propagandists know that people usually accept only those new ideas that they are already predisposed to accept.155 A revo lutionary movement should try to identify the sectors of the population whose members are most likely to be predisposed to accept the revolu tionary message, and should give special attention to those sectors in prop agating its ideas and in its efforts at recruitment. Nevertheless, anti-tech ideas should be made known not only to the predisposed sectors but to the population at large. The rule that only predisposed people accept new ideas is not necessarily applicable “in times of revolutionary crisis when old beliefs have been shattered."156 Thus, as we pointed out in section 8, when a severe crisis of the system arrives the revolutionary movement will have its opportunity to acquire a mass following; but a mass following will be more easily acquired if most people already have at least some superficial </text:p>
      <text:p text:style-name="Standard">CHAPTER FOUR: SECTION 26 </text:p>
      <text:p text:style-name="Standard">181 </text:p>
      <text:p text:style-name="Standard">acquaintance with anti-tech ideas. Moreover, even long before the arrival of a crisis and even in sectors where the revolutionaries cannot hope to win any active support, their message can promote discontent and disillusion ment and thus help to set the stage for the arrival of the crisis. See in this </text:p>
      <text:p text:style-name="Standard">chapter section 1, third point, and Alinsky as quoted in section 8. </text:p>
      <text:p text:style-name="Standard">25. A revolutionary movement must maintain clear lines of demar cation that separate it from other radical groups holding ideologies that to some extent resemble its own.157 This is a corollary to the need for unity that we stressed in section 17: A social or political movement can't be unified if it has many members whose loyalty is divided between their own movement and some other. Moreover, a movement needs to have a clear and unmistak able identity of its own; this is necessary not only for the internal cohesion of the movement itself, but also so that outsiders will easily recognize the movement and will respect it (see section 1, second point, and section 16). In addition, the movement needs to keep itself strictly independent of all other groups. Dependence upon or too close a linkage with another group will prevent a revolutionary organization from acting in the interest of its own goals when these conflict with the goals of the other group. </text:p>
      <text:p text:style-name="Standard">One movement from which an anti-tech organization needs to separate itself definitively is that of the radical environmentalists; another is anarchoprimitivism. Most radical environmentalists do not contemplate the elimination of the entire technological system. An anti-tech organi zation can't afford to have members who are not sure they really want to eliminate modern technology, nor can it afford to be linked with a movement that holds an ambivalent position respecting technology. The anarchoprimitivists do want to eliminate modern technology, but other goals are at least equally important to them: gender equality, gay rights, animal liberation, etc.—the whole catalog of leftist issues.158 Elsewhere we've explained why an anti-tech movement must emphatically distance itself from leftism.159 </text:p>
      <text:p text:style-name="Standard">26. In its relations with rival radical groups, a revolutionary orga nization should avoid getting entangled in sterile, interminable wrangles over ideology. Such wrangles have been prevalent, for example, in anarchist circles. Some anarchists seem to spend most of their time and energy on theoretical squabbles with other anarchists and very little on efforts to bring about the social changes that they advocate. Neither side in these </text:p>
      <text:p text:style-name="Standard">182 </text:p>
      <text:p text:style-name="Standard">ANTI-TECH REVOLUTION </text:p>
      <text:p text:style-name="Standard">disputes ever succeeds in persuading the other, and no one but the partic ipants has any interest in the arguments offered. </text:p>
      <text:p text:style-name="Standard"><text:soft-page-break/>Seldom indeed will you succeed in persuading your opponents in an ideological dispute. Therefore, in any such dispute, your arguments should be designed not to persuade your opponents but to influence undecided third parties who may hear or read the arguments. For this purpose you should state your case concisely, as clearly and convincingly as possible, and in a way that will make it interesting to third parties. Then do what you can to ensure that your arguments are widely heard or read. Address only the most important points and leave out the minor ones, for third parties will be interested only in the main lines of the arguments. Squabbles over arcane technical points are worse than a waste of time because third parties, if they read them at all, will probably view them with disdain and may compare you to the medieval theologians who quarreled over the number of angels who could dance on the point of a pin. Similar principles apply to debates with the defenders of the existing system, and with those who don't defend the system as it now exists but think it can be reformed. </text:p>
      <text:p text:style-name="Standard">When one is confronted with arguments that attack one's ideas or one's group one is strongly tempted to answer them, and the more unrea sonable the arguments are, the stronger is the temptation to answer them. But before one gives in to this temptation one should ask what advantages, if any, one's answer can win for the revolutionary organization, and one should consider whether there are other ways of spending one's time and energy that will be more useful for revolutionary purposes than an answer to the offensive arguments would be. </text:p>
      <text:p text:style-name="Standard">The way to prevail over rival radical groups is not to argue with them but to outflank them: Focus on recruiting to your organization any suitable persons who are predisposed to reject modern technology but are unde cided among the various factions. Show that your organization is more active and effective than other radical groups. This will bring more people over to your viewpoint than any amount of argument will do. </text:p>
      <text:p text:style-name="Standard">27. “[T]he most precious of all revolutionary qualities, loyalty, has its inevitable counterpart in treachery."160 Members of any radical orga nization need to bear in mind at all times the likelihood that their group includes informers who will report their activities to law-enforcement or intelligence agencies, and they should remember that even individuals who are currently loyal may turn traitor at some later date. </text:p>
      <text:p text:style-name="Standard">CHAPTER FOUR: SECTION 27 </text:p>
      <text:p text:style-name="Standard">183 </text:p>
      <text:p text:style-name="Standard">From 1956 to 1971 the FBI implemented a program known as COINTELPRO that involved, among other things, the systematic infil tration of informers into groups that the FBI found politically objection able.161 COINTELPRO under that name has long since been discon tinued but, needless to say, the FBI still uses similar methods today. In 2006, members of a group of eco-saboteurs were arrested with the help of an FBI informer who had infiltrated radical-environmentalist circles.162 At about the same time, in a related operation, the FBI arrested the group that had been responsible for the spectacular eco-arson at Vail, Colorado in </text:p>
      <text:p text:style-name="Standard">1998. One of the group's members had turned traitor and helped the FBI to collect evidence; some of the others subsequently testified against their comrades in order to get shorter sentences for themselves.163 </text:p>
      <text:p text:style-name="Standard">In South Africa the police used spies and informers with devas tating effect against anti-apartheid activists, and some of the activists, when subjected to interrogation, gave information that helped the police to arrest their colleagues.164 In Ireland, revolutionary groups were regu larly infiltrated by government informers (though by 1919, under Michael Collins, the revolutionaries had turned the tables and developed a much better intelligence network than that of the government). 165 Fidel Castro's guerrilleros felt it necessary to execute many traitors whom they discov ered in their ranks.166 Of the members of Che Guevara's guerrilla band in Bolivia, some who were captured gave the authorities information about the members who were still free.167 During the period in which the Social Democrats of Germany were outlawed (1878–1890), they established an "intelligence system” for the purpose of “sifting and analyzing raw infor mation to uncover informers and agents provocateur[s],"168 but this did not entirely protect them against infiltration by police agents.169 Even one of the delegates to the Social Democrats' secret congress at Wyden <text:soft-page-break/>Castle in Switzerland (August 1880) was “in the pay of the Berlin Police President."170 In Russia, the revolutionary movement was thoroughly infil trated with spies and informers.171 The Social Revolutionaries' “Combat Organization" was headed for a time by a police agent, 172 and according to Trotsky, as noted in section 10, above, three of the seven members of the Bolsheviks' St. Petersburg committee in 1914 were police agents.173 A prominent Bolshevik named Roman Malinovsky, who was the party's spokesman in the Duma and played a critical role in the founding of Pravda, later turned out to be a police agent. Even after it should have been evident that Malinovsky was a spy, Lenin refused to believe it.174 </text:p>
      <text:p text:style-name="Standard">184 </text:p>
      <text:p text:style-name="Standard">ANTI-TECH REVOLUTION </text:p>
      <text:p text:style-name="Standard">The pattern is consistent and the lesson is clear: A radical group can never safely assume that its plans or its activities are unknown to the government. Thus, a legal revolutionary organization is well advised to remain exactly that: strictly legal.175 Any sort of dabbling in illegal activi ties is extremely dangerous. </text:p>
      <text:p text:style-name="Standard">28. It is important to study the history and the methods of earlier social and political movements and the techniques developed by successful leaders of such movements. It is a serious mistake to reject out of hand the techniques and the theories of revolutionaries or activists of the past merely because their goals were incompatible with anti-tech goals or because they were leftists or reformists. It's true that many of their methods must be rejected as unsuitable for use by an anti-tech organization today, and of their other methods many must be modified to adapt them to such use. Neither history nor the principles laid down by past leaders will provide formulas or recipes for success that can be applied in cookbook fashion. But they provide ideas, of which some may lead to methods that are suit able for anti-tech use while others may call our attention to dangers or stumbling-blocks that we need to avoid. </text:p>
      <text:p text:style-name="Standard">Mao emphasized not only the importance of learning from the experience of the past as recorded in history, but also that theories derived from past experience were often incomplete and needed to be corrected through further experience. Similarly, principles of action found to be valid in other contexts might not be applicable to the concrete situations arising in the development of a given revolution. Consequently, from among such principles revolutionaries needed to sort out what was useful for their purposes from what was useless, discard the useless, and modify the useful to adapt it to their own needs. 176 </text:p>
      <text:p text:style-name="Standard">It takes hard work to study the history and the methods of past move ments and to sort out the useful from the useless. But if you fail to learn from the past then you condemn yourself to learning everything all over again, by trial and error. This is a slow, halting, and difficult process. A good deal of trial and error will be necessary anyway, but the number of trials needed and the number of errors committed will be greatly reduced if you put out the effort demanded by a careful study of earlier movements and their methods. A refusal to make this effort will seriously diminish your chances of success. </text:p>
      <text:p text:style-name="Standard">This writer has had no opportunity to study more than a few of the works of history, political science, sociology, and revolutionary theory that </text:p>
      <text:p text:style-name="Standard">CHAPTER FOUR: SECTION 29 </text:p>
      <text:p text:style-name="Standard">185 </text:p>
      <text:p text:style-name="Standard">may be relevant to the anti-tech enterprise. Worthy of careful attention are the works of Alinsky, Selznick, Smelser, and Trotsky that appear in our List of Works Cited. But there is a vast amount of other relevant literature that deserves to be explored; for example, the literature of the academic field known as “Organizational Behavior," and the works of Lenin to the extent that they deal with revolutionary strategy and tactics (his ideolog ical hokum is merely of historical interest). Thorough library research will reveal an unending series of other relevant works. It is worth repeating that this literature will provide no recipes for action that can be applied mechanically. It will provide ideas, some of which can be applied, with suitable modifications, to the purposes of an anti-tech organization. </text:p>
      <text:p text:style-name="Standard"><text:soft-page-break/>29. Let's illustrate the foregoing with a concrete example. Selznick explains how Communists operating in countries outside the socialist bloc would infiltrate non-Communist organizations, find their way into key positions within such organizations, and use those positions to influence the activity of the organizations in question. In some cases the organi zations were taken over completely and made into appendages of the Communist Party. The Communists did not find it necessary to place large numbers of their people in the organizations that they sought to influence or control; a relatively small number of individuals, strategically placed and well organized, could exercise great power.177 </text:p>
      <text:p text:style-name="Standard">For an anti-tech movement today there can be no question of simply copying Communist tactics. But careful study of a book like Selznick's can lead to ideas such as the following ones: </text:p>
      <text:p text:style-name="Standard">An anti-tech organization will have some degree of affinity with radical environmentalism. Many people tend to associate the term “radical environmentalist” only with illegal groups like Earth Liberation Front (ELF), but here we apply the term to any individual or group advocating environ mental solutions that are too radical to have any chance of acceptance by the mainstream in modern society. For example, Bill McKibben-author of Enough: Staying Human in an Engineered Age—is a radical environmentalist by our definition, though as far as we know his work has always been entirely legal. Since we've already emphasized that a revolutionary organization committed to open, political action should maintain strict legality (section 27), it follows that the members of such an organization should avoid any involvement in illegal actions by radical environmentalists. But this need not prevent anti-tech revolutionaries from participating in the legal activities of </text:p>
      <text:p text:style-name="Standard">186 </text:p>
      <text:p text:style-name="Standard">ANTI-TECH REVOLUTION </text:p>
      <text:p text:style-name="Standard">radical environmentalist groups and seeking positions of power and influ ence within such groups. This power and influence could be used to the advantage of an anti-tech organization in various ways. For example: </text:p>
      <text:p text:style-name="Standard">(i) The anti-tech organization may be able to find suitable recruits for itself among the members of radical environmentalist groups. </text:p>
      <text:p text:style-name="Standard">(ii) If a member of the anti-tech organization can find a place on the editorial board of a radical environmentalist periodical (for instance, the Earth First! Journal), he will be able to influence the content of the period ical. If a majority of anti-tech people can be placed on the editorial board, they will be able in effect to take the periodical over, minimize its leftist content, and use it systematically for the propagation of anti-tech ideas. </text:p>
      <text:p text:style-name="Standard">(iii) If an anti-tech organization decides to undertake action on an environmental issue as suggested in section 17 of this chapter, and if it has power and influence within radical environmentalist groups, then it should be able to secure support and cooperation from these groups in carrying out the action in question. </text:p>
      <text:p text:style-name="Standard">(iv) In some cases the anti-tech revolutionaries may be able to take over a radical environmentalist group altogether and turn it into an anti tech group. Under these circumstances leftists can be expected to drift away from the group, and in their place the group will attract recruits who are predisposed to anti-tech. </text:p>
      <text:p text:style-name="Standard">(v) Work in radical environmentalist groups will provide anti-tech revolutionaries with valuable training and experience in leadership and organizational work. 178 </text:p>
      <text:p text:style-name="Standard">(vi) When an acute crisis of the system arrives, the power and influ ence that anti-tech revolutionaries wield within radical environmentalist groups will be useful in the effort to organize on a mass basis. </text:p>
      <text:p text:style-name="Standard">None of this is inconsistent with the rule that the anti-tech move ment must maintain clear lines of demarcation between itself and other radical movements. Lenin's emphasis on such lines of demarcation did not prevent him from collaborating—when he found it useful—with leaders of groups whose programs were in conflict with that of his own group.179 Of course, members of the anti-tech organization who are asked to work within radical environmentalist groups will have to be clearly aware of the importance of the lines of demarcation. They will need to understand that their <text:soft-page-break/>purpose in working with radical environmentalists is solely to win advantages for anti-tech and not to promote any radical environmentalist goals that may be inconsistent with anti-tech goals. </text:p>
      <text:p text:style-name="Standard">CHAPTER FOUR: SECTION 29 </text:p>
      <text:p text:style-name="Standard">187 </text:p>
      <text:p text:style-name="Standard">How can anti-tech revolutionaries get themselves into positions of power and influence in radical environmentalist groups? The most important way will be through </text:p>
      <text:p text:style-name="Standard">the moral authority of hard work. In every organization which they seek to capture, the communists are the readiest volunteers, the most devoted committee workers, the most alert and active participants. In many groups, this is in itself sufficient to gain the leadership; it is almost always enough to justify candidacy [for leadership). 180 </text:p>
      <text:p text:style-name="Standard">The Communists] in penetrating an organization... become the best workers' for whatever goals the organization seeks to attain.181 </text:p>
      <text:p text:style-name="Standard">SSE </text:p>
      <text:p text:style-name="Standard">This approach can be supplemented with a technique that Nelson Mandela used with outstanding success to get and keep leadership of the anti-apartheid movement in South Africa: He strictly controlled his emotions, rarely allowed himself to show anger, remained always calm, self-possessed, even-tempered.182 This kind of deportment wins respect and encourages others to look to an individual for leadership. Among the Andaman Islanders, a potential chief was “a young adult in the camp who possessed the virtues that attract even younger men to seek his company. He was usually a good hunter, generous, and, above all, even-tempered."183 </text:p>
      <text:p text:style-name="Standard">A revolutionary working in a radical environmentalist group won't need to conceal his anti-tech commitment. But for obvious reasons he must avoid pushing anti-tech ideas aggressively, and he must not show disrespect for radical environmentalists'ideas. If he argues in favor of anti tech he must do so in a good-humored way, and if an ideological discussion becomes heated or angry he must withdraw from it. </text:p>
      <text:p text:style-name="Standard">For the present this writer is not actually recommending that an anti-tech organization should use these methods to gain power and influ ence within the radical environmentalist movement. The leaders of an anti-tech organization will make that decision when the time comes, and they will take into account the resources of their organization, the oppor tunities available to it, and any other relevant factors. The point here is simply that the ideas outlined in this section are at least worthy of serious consideration, and that this writer would never have thought of those ideas if he hadn't studied Selznick's book. This example shows how the histories and the techniques of past movements can be an important source of ideas for an anti-tech movement today. </text:p>
      <text:p text:style-name="Standard">24 IL </text:p>
      <text:p text:style-name="Standard">188 </text:p>
      <text:p text:style-name="Standard">ANTI-TECH REVOLUTION </text:p>
      <text:p text:style-name="Standard">30. A revolutionary organization will need a section or a committee devoted to studying technology and keeping up with technological devel opments, and not only for the purpose of attacking technology politically. The organization also needs to be able to apply technology for its own revolutionary purposes. </text:p>
      <text:p text:style-name="Standard">It is well known that in the United States (and probably in most other countries) law-enforcement and intelligence agencies have long made use of wire-tapping-often illegally—to keep track of the plans and activities of politically suspect groups. But nowadays old-fashioned tapping of telephone lines is becoming obsolete and far more sophisti cated eavesdropping techniques are available,184 along with such tools for spying as ubiquitous surveillance cameras, face-recognition technology, hummingbird-sized (perhaps even insect-sized) drones, and mind-reading machines. 185 </text:p>
      <text:p text:style-name="Standard">In the United States, eavesdropping or spying by a government agency,unless authorized by a court of law,violates the Fourth Amendment's prohibition of unreasonable searches, and at least in some cases is illegal. But in all of the extensive legal research that this writer has conducted in relation to constitutional rights, he has never come across a single case in which government agents have actually been prosecuted for illegal eaves dropping or spying. While a civil lawsuit might theoretically be possible in some cases, we can say for practical purposes that almost the only legal <text:soft-page-break/>defense against the government's illicit surveillance consists in the fact that evidence obtained in violation of the Fourth Amendment cannot be used in a criminal prosecution against the victim of the violation.186 But there will be no prospect of criminal prosecution of members of a revolu tionary organization that carefully maintains the legality of its activities. Consequently, government agencies will have no incentive to refrain from eavesdropping or spying on such an organization in disregard of the Fourth Amendment. Unconstitutionally and illegally acquired knowledge of the plans and activities of the organization may give the authorities a decisive advantage and enable them to sabotage the organization's efforts in various legal or illegal ways (as was done, for example, in the COINTELPRO program that we mentioned in section 27). Revolutionaries therefore need to be well informed about eavesdropping and spying technology, and need to have the technical capacity to defend themselves against its illegal use. </text:p>
      <text:p text:style-name="Standard">As time passes, it becomes less and less likely that revolutions in technologically advanced countries can be consummated by traditional </text:p>
      <text:p text:style-name="Standard">CHAPTER FOUR: Notes </text:p>
      <text:p text:style-name="Standard">189 </text:p>
      <text:p text:style-name="Standard">methods; for example, by crowds of people taking to the streets. A careful study has shown that, for the traditional type of revolution, aid to the revolutionaries by elements of the military, or at least the neutrality of the latter, is usually required for success. 187 In the “Arab Spring” revolution of 2011 in Egypt, for instance, it is probable that the top military leaders gave in to many of the protesters' demands only because they feared that if it ever came to a showdown and they found it necessary to order crowds to be machine-gunned,188 many of their troops would refuse to obey and might even defect to the revolutionaries. But techniques of crowd control are becoming ever more sophisticated: People can now be dispersed or incapacitated with superpowerful sound-blasters and strobe torches, 189 and a soldier who would refuse to shoot into a crowd of his fellow citizens might have no qualms about blasting them off the streets with unendur able volumes of sound. Following a riot, police will be able to track down participants with the help of images from surveillance cameras, face-rec ognition technology, and records of telephone traffic. 190 </text:p>
      <text:p text:style-name="Standard">More importantly, the replacement of humans by machines in the military is proceeding apace.191 At the moment, human soldiers and policemen are still necessary, but, given the accelerating rate of techno logical development, it is all too possible that within a couple of decades police and military forces may consist largely of robots. These presumably will be immune to subversion and will have no inhibitions about shooting down protesters. </text:p>
      <text:p text:style-name="Standard">Of course, technology can be used by rebels, too, against the estab lished power-structure.192 Thus, a future revolution probably will not be carried out in the same way as any of the revolutions of the past or present. Instead, the outcome will depend heavily on technological manipulations, both by the authorities and by the revolutionaries. The importance for revolutionaries of technological competence is therefore evident. </text:p>
      <text:p text:style-name="Standard">ces </text:p>
      <text:p text:style-name="Standard">NOTES </text:p>
      <text:p text:style-name="Standard">1. Selznick, p. 113. </text:p>
      <text:p text:style-name="Standard">2. See Kaczynski, Letters to David Skrbina: Aug. 29, 2004, last three paragraphs; Sept. 18, 2004; March 17, 2005, Part II.B. </text:p>
      <text:p text:style-name="Standard">3. See Hoffer, SS 104, 110, 111. </text:p>
      <text:p text:style-name="Standard">4. Smelser, p. 353, notes that when the existing social order loses its appearance of invulnerability, new possibilities for revolution may open up. </text:p>
      <text:p text:style-name="Standard">5. See Chapter On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1-05-19T22:46:34.443000000</dc:date>
    <meta:editing-duration>P1DT3H5M5S</meta:editing-duration>
    <meta:editing-cycles>864</meta:editing-cycles>
    <meta:document-statistic meta:table-count="0" meta:image-count="0" meta:object-count="0" meta:page-count="23" meta:paragraph-count="246" meta:word-count="24952" meta:character-count="76798" meta:non-whitespace-character-count="63392"/>
  </office:meta>
</office:document-meta>
</file>